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62cm"/>
    </style:style>
    <style:style style:name="co3" style:family="table-column">
      <style:table-column-properties fo:break-before="auto" style:column-width="2.672cm"/>
    </style:style>
    <style:style style:name="co4" style:family="table-column">
      <style:table-column-properties fo:break-before="auto" style:column-width="1.173cm"/>
    </style:style>
    <style:style style:name="co5" style:family="table-column">
      <style:table-column-properties fo:break-before="auto" style:column-width="1.094cm"/>
    </style:style>
    <style:style style:name="co6" style:family="table-column">
      <style:table-column-properties fo:break-before="auto" style:column-width="1.515cm"/>
    </style:style>
    <style:style style:name="co7" style:family="table-column">
      <style:table-column-properties fo:break-before="auto" style:column-width="1.304cm"/>
    </style:style>
    <style:style style:name="co9" style:family="table-column">
      <style:table-column-properties fo:break-before="auto" style:column-width="0.77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_2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>
            <text:p>STATIONS_ID</text:p>
          </table:table-cell>
          <table:table-cell office:value-type="string">
            <text:p>MESS_DATUM</text:p>
          </table:table-cell>
          <table:table-cell office:value-type="string">
            <text:p>QN_8</text:p>
          </table:table-cell>
          <table:table-cell office:value-type="string">
            <text:p><text:s text:c="2"/>R1</text:p>
          </table:table-cell>
          <table:table-cell office:value-type="string">
            <text:p>RS_IND</text:p>
          </table:table-cell>
          <table:table-cell office:value-type="string">
            <text:p>WRTR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000">
            <text:p>20191010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001">
            <text:p>20191010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002">
            <text:p>20191010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003">
            <text:p>20191010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004">
            <text:p>20191010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005">
            <text:p>20191010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006">
            <text:p>20191010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007">
            <text:p>20191010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008">
            <text:p>20191010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009">
            <text:p>20191010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010">
            <text:p>20191010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011">
            <text:p>20191010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012">
            <text:p>20191010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013">
            <text:p>20191010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014">
            <text:p>20191010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015">
            <text:p>20191010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016">
            <text:p>20191010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017">
            <text:p>20191010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018">
            <text:p>20191010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019">
            <text:p>20191010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020">
            <text:p>20191010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021">
            <text:p>20191010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022">
            <text:p>20191010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023">
            <text:p>20191010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100">
            <text:p>20191011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101">
            <text:p>20191011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102">
            <text:p>20191011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103">
            <text:p>20191011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104">
            <text:p>20191011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105">
            <text:p>20191011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106">
            <text:p>2019101106</text:p>
          </table:table-cell>
          <table:table-cell office:value-type="string">
            <text:p><text:s text:c="4"/>3</text:p>
          </table:table-cell>
          <table:table-cell office:value-type="string">
            <text:p><text:s text:c="3"/>0.4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107">
            <text:p>2019101107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108">
            <text:p>20191011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109">
            <text:p>2019101109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110">
            <text:p>20191011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111">
            <text:p>20191011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112">
            <text:p>2019101112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113">
            <text:p>20191011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114">
            <text:p>20191011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115">
            <text:p>20191011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116">
            <text:p>20191011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117">
            <text:p>20191011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118">
            <text:p>20191011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119">
            <text:p>20191011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120">
            <text:p>20191011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121">
            <text:p>20191011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122">
            <text:p>20191011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123">
            <text:p>20191011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200">
            <text:p>20191012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201">
            <text:p>20191012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202">
            <text:p>20191012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203">
            <text:p>20191012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204">
            <text:p>20191012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205">
            <text:p>20191012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206">
            <text:p>20191012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207">
            <text:p>20191012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208">
            <text:p>20191012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209">
            <text:p>20191012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210">
            <text:p>20191012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211">
            <text:p>20191012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212">
            <text:p>20191012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213">
            <text:p>20191012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214">
            <text:p>20191012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215">
            <text:p>20191012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216">
            <text:p>20191012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217">
            <text:p>20191012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218">
            <text:p>20191012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219">
            <text:p>20191012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220">
            <text:p>20191012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221">
            <text:p>20191012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222">
            <text:p>20191012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223">
            <text:p>20191012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300">
            <text:p>20191013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301">
            <text:p>20191013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302">
            <text:p>20191013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303">
            <text:p>20191013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304">
            <text:p>20191013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305">
            <text:p>20191013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306">
            <text:p>20191013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307">
            <text:p>2019101307</text:p>
          </table:table-cell>
          <table:table-cell office:value-type="string">
            <text:p><text:s text:c="4"/>3</text:p>
          </table:table-cell>
          <table:table-cell office:value-type="string">
            <text:p><text:s text:c="3"/>0.3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308">
            <text:p>20191013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309">
            <text:p>20191013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310">
            <text:p>20191013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311">
            <text:p>2019101311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312">
            <text:p>20191013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313">
            <text:p>20191013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314">
            <text:p>20191013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315">
            <text:p>20191013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316">
            <text:p>20191013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317">
            <text:p>20191013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318">
            <text:p>20191013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319">
            <text:p>20191013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320">
            <text:p>20191013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321">
            <text:p>2019101321</text:p>
          </table:table-cell>
          <table:table-cell office:value-type="string">
            <text:p><text:s text:c="4"/>3</text:p>
          </table:table-cell>
          <table:table-cell office:value-type="string">
            <text:p><text:s text:c="3"/>1.9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322">
            <text:p>2019101322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323">
            <text:p>20191013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400">
            <text:p>20191014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401">
            <text:p>20191014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402">
            <text:p>20191014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403">
            <text:p>20191014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404">
            <text:p>20191014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405">
            <text:p>20191014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406">
            <text:p>20191014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407">
            <text:p>20191014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408">
            <text:p>20191014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409">
            <text:p>20191014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410">
            <text:p>20191014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411">
            <text:p>20191014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412">
            <text:p>20191014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413">
            <text:p>20191014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414">
            <text:p>20191014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415">
            <text:p>20191014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416">
            <text:p>20191014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417">
            <text:p>20191014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418">
            <text:p>20191014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419">
            <text:p>20191014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420">
            <text:p>20191014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421">
            <text:p>20191014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422">
            <text:p>20191014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423">
            <text:p>20191014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500">
            <text:p>20191015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501">
            <text:p>20191015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502">
            <text:p>20191015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503">
            <text:p>20191015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504">
            <text:p>20191015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505">
            <text:p>20191015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506">
            <text:p>20191015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507">
            <text:p>20191015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508">
            <text:p>20191015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509">
            <text:p>20191015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510">
            <text:p>20191015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511">
            <text:p>20191015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512">
            <text:p>20191015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513">
            <text:p>20191015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514">
            <text:p>20191015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515">
            <text:p>20191015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516">
            <text:p>2019101516</text:p>
          </table:table-cell>
          <table:table-cell office:value-type="string">
            <text:p><text:s text:c="4"/>3</text:p>
          </table:table-cell>
          <table:table-cell office:value-type="string">
            <text:p><text:s text:c="3"/>0.5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517">
            <text:p>2019101517</text:p>
          </table:table-cell>
          <table:table-cell office:value-type="string">
            <text:p><text:s text:c="4"/>3</text:p>
          </table:table-cell>
          <table:table-cell office:value-type="string">
            <text:p><text:s text:c="3"/>0.8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518">
            <text:p>2019101518</text:p>
          </table:table-cell>
          <table:table-cell office:value-type="string">
            <text:p><text:s text:c="4"/>3</text:p>
          </table:table-cell>
          <table:table-cell office:value-type="string">
            <text:p><text:s text:c="3"/>1.7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519">
            <text:p>2019101519</text:p>
          </table:table-cell>
          <table:table-cell office:value-type="string">
            <text:p><text:s text:c="4"/>3</text:p>
          </table:table-cell>
          <table:table-cell office:value-type="string">
            <text:p><text:s text:c="3"/>1.5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520">
            <text:p>2019101520</text:p>
          </table:table-cell>
          <table:table-cell office:value-type="string">
            <text:p><text:s text:c="4"/>3</text:p>
          </table:table-cell>
          <table:table-cell office:value-type="string">
            <text:p><text:s text:c="3"/>1.3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521">
            <text:p>2019101521</text:p>
          </table:table-cell>
          <table:table-cell office:value-type="string">
            <text:p><text:s text:c="4"/>3</text:p>
          </table:table-cell>
          <table:table-cell office:value-type="string">
            <text:p><text:s text:c="3"/>1.4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522">
            <text:p>2019101522</text:p>
          </table:table-cell>
          <table:table-cell office:value-type="string">
            <text:p><text:s text:c="4"/>3</text:p>
          </table:table-cell>
          <table:table-cell office:value-type="string">
            <text:p><text:s text:c="3"/>1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523">
            <text:p>2019101523</text:p>
          </table:table-cell>
          <table:table-cell office:value-type="string">
            <text:p><text:s text:c="4"/>3</text:p>
          </table:table-cell>
          <table:table-cell office:value-type="string">
            <text:p><text:s text:c="3"/>0.2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600">
            <text:p>2019101600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601">
            <text:p>2019101601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602">
            <text:p>20191016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603">
            <text:p>2019101603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604">
            <text:p>20191016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605">
            <text:p>20191016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606">
            <text:p>2019101606</text:p>
          </table:table-cell>
          <table:table-cell office:value-type="string">
            <text:p><text:s text:c="4"/>3</text:p>
          </table:table-cell>
          <table:table-cell office:value-type="string">
            <text:p><text:s text:c="3"/>0.5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607">
            <text:p>20191016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608">
            <text:p>20191016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609">
            <text:p>20191016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610">
            <text:p>20191016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611">
            <text:p>20191016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612">
            <text:p>20191016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613">
            <text:p>2019101613</text:p>
          </table:table-cell>
          <table:table-cell office:value-type="string">
            <text:p><text:s text:c="4"/>3</text:p>
          </table:table-cell>
          <table:table-cell office:value-type="string">
            <text:p><text:s text:c="3"/>0.2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614">
            <text:p>2019101614</text:p>
          </table:table-cell>
          <table:table-cell office:value-type="string">
            <text:p><text:s text:c="4"/>3</text:p>
          </table:table-cell>
          <table:table-cell office:value-type="string">
            <text:p><text:s text:c="3"/>0.3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615">
            <text:p>20191016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616">
            <text:p>20191016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617">
            <text:p>2019101617</text:p>
          </table:table-cell>
          <table:table-cell office:value-type="string">
            <text:p><text:s text:c="4"/>3</text:p>
          </table:table-cell>
          <table:table-cell office:value-type="string">
            <text:p><text:s text:c="3"/>0.6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618">
            <text:p>2019101618</text:p>
          </table:table-cell>
          <table:table-cell office:value-type="string">
            <text:p><text:s text:c="4"/>3</text:p>
          </table:table-cell>
          <table:table-cell office:value-type="string">
            <text:p><text:s text:c="3"/>0.7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619">
            <text:p>2019101619</text:p>
          </table:table-cell>
          <table:table-cell office:value-type="string">
            <text:p><text:s text:c="4"/>3</text:p>
          </table:table-cell>
          <table:table-cell office:value-type="string">
            <text:p><text:s text:c="3"/>1.2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620">
            <text:p>2019101620</text:p>
          </table:table-cell>
          <table:table-cell office:value-type="string">
            <text:p><text:s text:c="4"/>3</text:p>
          </table:table-cell>
          <table:table-cell office:value-type="string">
            <text:p><text:s text:c="3"/>0.4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621">
            <text:p>2019101621</text:p>
          </table:table-cell>
          <table:table-cell office:value-type="string">
            <text:p><text:s text:c="4"/>3</text:p>
          </table:table-cell>
          <table:table-cell office:value-type="string">
            <text:p><text:s text:c="3"/>0.2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622">
            <text:p>2019101622</text:p>
          </table:table-cell>
          <table:table-cell office:value-type="string">
            <text:p><text:s text:c="4"/>3</text:p>
          </table:table-cell>
          <table:table-cell office:value-type="string">
            <text:p><text:s text:c="3"/>1.8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623">
            <text:p>2019101623</text:p>
          </table:table-cell>
          <table:table-cell office:value-type="string">
            <text:p><text:s text:c="4"/>3</text:p>
          </table:table-cell>
          <table:table-cell office:value-type="string">
            <text:p><text:s text:c="3"/>1.2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700">
            <text:p>2019101700</text:p>
          </table:table-cell>
          <table:table-cell office:value-type="string">
            <text:p><text:s text:c="4"/>3</text:p>
          </table:table-cell>
          <table:table-cell office:value-type="string">
            <text:p><text:s text:c="3"/>0.3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701">
            <text:p>2019101701</text:p>
          </table:table-cell>
          <table:table-cell office:value-type="string">
            <text:p><text:s text:c="4"/>3</text:p>
          </table:table-cell>
          <table:table-cell office:value-type="string">
            <text:p><text:s text:c="3"/>0.4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702">
            <text:p>2019101702</text:p>
          </table:table-cell>
          <table:table-cell office:value-type="string">
            <text:p><text:s text:c="4"/>3</text:p>
          </table:table-cell>
          <table:table-cell office:value-type="string">
            <text:p><text:s text:c="3"/>0.3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703">
            <text:p>2019101703</text:p>
          </table:table-cell>
          <table:table-cell office:value-type="string">
            <text:p><text:s text:c="4"/>3</text:p>
          </table:table-cell>
          <table:table-cell office:value-type="string">
            <text:p><text:s text:c="3"/>0.2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704">
            <text:p>20191017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705">
            <text:p>20191017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706">
            <text:p>20191017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707">
            <text:p>2019101707</text:p>
          </table:table-cell>
          <table:table-cell office:value-type="string">
            <text:p><text:s text:c="4"/>3</text:p>
          </table:table-cell>
          <table:table-cell office:value-type="string">
            <text:p><text:s text:c="3"/>0.4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708">
            <text:p>2019101708</text:p>
          </table:table-cell>
          <table:table-cell office:value-type="string">
            <text:p><text:s text:c="4"/>3</text:p>
          </table:table-cell>
          <table:table-cell office:value-type="string">
            <text:p><text:s text:c="3"/>0.2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709">
            <text:p>2019101709</text:p>
          </table:table-cell>
          <table:table-cell office:value-type="string">
            <text:p><text:s text:c="4"/>3</text:p>
          </table:table-cell>
          <table:table-cell office:value-type="string">
            <text:p><text:s text:c="3"/>0.5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710">
            <text:p>2019101710</text:p>
          </table:table-cell>
          <table:table-cell office:value-type="string">
            <text:p><text:s text:c="4"/>3</text:p>
          </table:table-cell>
          <table:table-cell office:value-type="string">
            <text:p><text:s text:c="3"/>0.7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711">
            <text:p>2019101711</text:p>
          </table:table-cell>
          <table:table-cell office:value-type="string">
            <text:p><text:s text:c="4"/>3</text:p>
          </table:table-cell>
          <table:table-cell office:value-type="string">
            <text:p><text:s text:c="3"/>0.7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712">
            <text:p>20191017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713">
            <text:p>20191017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714">
            <text:p>2019101714</text:p>
          </table:table-cell>
          <table:table-cell office:value-type="string">
            <text:p><text:s text:c="4"/>3</text:p>
          </table:table-cell>
          <table:table-cell office:value-type="string">
            <text:p><text:s text:c="3"/>0.5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715">
            <text:p>2019101715</text:p>
          </table:table-cell>
          <table:table-cell office:value-type="string">
            <text:p><text:s text:c="4"/>3</text:p>
          </table:table-cell>
          <table:table-cell office:value-type="string">
            <text:p><text:s text:c="3"/>0.4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716">
            <text:p>20191017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717">
            <text:p>20191017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718">
            <text:p>20191017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719">
            <text:p>2019101719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720">
            <text:p>2019101720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721">
            <text:p>20191017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722">
            <text:p>20191017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723">
            <text:p>20191017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800">
            <text:p>20191018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801">
            <text:p>20191018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802">
            <text:p>20191018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803">
            <text:p>20191018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804">
            <text:p>20191018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805">
            <text:p>20191018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806">
            <text:p>20191018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807">
            <text:p>20191018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808">
            <text:p>20191018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809">
            <text:p>20191018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810">
            <text:p>20191018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811">
            <text:p>2019101811</text:p>
          </table:table-cell>
          <table:table-cell office:value-type="string">
            <text:p><text:s text:c="4"/>3</text:p>
          </table:table-cell>
          <table:table-cell office:value-type="string">
            <text:p><text:s text:c="3"/>5.1</text:p>
          </table:table-cell>
          <table:table-cell office:value-type="string">
            <text:p><text:s text:c="3"/>1</text:p>
          </table:table-cell>
          <table:table-cell office:value-type="string">
            <text:p><text:s text:c="3"/>8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812">
            <text:p>2019101812</text:p>
          </table:table-cell>
          <table:table-cell office:value-type="string">
            <text:p><text:s text:c="4"/>3</text:p>
          </table:table-cell>
          <table:table-cell office:value-type="string">
            <text:p><text:s text:c="3"/>0.2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813">
            <text:p>2019101813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814">
            <text:p>20191018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815">
            <text:p>20191018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816">
            <text:p>20191018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817">
            <text:p>20191018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818">
            <text:p>20191018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819">
            <text:p>20191018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820">
            <text:p>20191018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821">
            <text:p>20191018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822">
            <text:p>20191018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823">
            <text:p>20191018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900">
            <text:p>20191019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901">
            <text:p>20191019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902">
            <text:p>20191019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903">
            <text:p>20191019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904">
            <text:p>20191019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905">
            <text:p>20191019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906">
            <text:p>20191019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907">
            <text:p>20191019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908">
            <text:p>2019101908</text:p>
          </table:table-cell>
          <table:table-cell office:value-type="string">
            <text:p><text:s text:c="4"/>3</text:p>
          </table:table-cell>
          <table:table-cell office:value-type="string">
            <text:p><text:s text:c="3"/>0.5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909">
            <text:p>2019101909</text:p>
          </table:table-cell>
          <table:table-cell office:value-type="string">
            <text:p><text:s text:c="4"/>3</text:p>
          </table:table-cell>
          <table:table-cell office:value-type="string">
            <text:p><text:s text:c="3"/>0.3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910">
            <text:p>2019101910</text:p>
          </table:table-cell>
          <table:table-cell office:value-type="string">
            <text:p><text:s text:c="4"/>3</text:p>
          </table:table-cell>
          <table:table-cell office:value-type="string">
            <text:p><text:s text:c="3"/>0.3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911">
            <text:p>20191019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912">
            <text:p>20191019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913">
            <text:p>20191019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914">
            <text:p>2019101914</text:p>
          </table:table-cell>
          <table:table-cell office:value-type="string">
            <text:p><text:s text:c="4"/>3</text:p>
          </table:table-cell>
          <table:table-cell office:value-type="string">
            <text:p><text:s text:c="3"/>2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915">
            <text:p>2019101915</text:p>
          </table:table-cell>
          <table:table-cell office:value-type="string">
            <text:p><text:s text:c="4"/>3</text:p>
          </table:table-cell>
          <table:table-cell office:value-type="string">
            <text:p><text:s text:c="3"/>1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916">
            <text:p>2019101916</text:p>
          </table:table-cell>
          <table:table-cell office:value-type="string">
            <text:p><text:s text:c="4"/>3</text:p>
          </table:table-cell>
          <table:table-cell office:value-type="string">
            <text:p><text:s text:c="3"/>0.8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917">
            <text:p>2019101917</text:p>
          </table:table-cell>
          <table:table-cell office:value-type="string">
            <text:p><text:s text:c="4"/>3</text:p>
          </table:table-cell>
          <table:table-cell office:value-type="string">
            <text:p><text:s text:c="3"/>0.3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918">
            <text:p>20191019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919">
            <text:p>20191019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920">
            <text:p>20191019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921">
            <text:p>20191019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922">
            <text:p>20191019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1923">
            <text:p>20191019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000">
            <text:p>20191020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001">
            <text:p>20191020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002">
            <text:p>20191020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003">
            <text:p>20191020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004">
            <text:p>20191020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005">
            <text:p>20191020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006">
            <text:p>20191020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007">
            <text:p>20191020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008">
            <text:p>20191020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009">
            <text:p>20191020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010">
            <text:p>2019102010</text:p>
          </table:table-cell>
          <table:table-cell office:value-type="string">
            <text:p><text:s text:c="4"/>3</text:p>
          </table:table-cell>
          <table:table-cell office:value-type="string">
            <text:p><text:s text:c="3"/>0.3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011">
            <text:p>2019102011</text:p>
          </table:table-cell>
          <table:table-cell office:value-type="string">
            <text:p><text:s text:c="4"/>3</text:p>
          </table:table-cell>
          <table:table-cell office:value-type="string">
            <text:p><text:s text:c="3"/>1.9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012">
            <text:p>2019102012</text:p>
          </table:table-cell>
          <table:table-cell office:value-type="string">
            <text:p><text:s text:c="4"/>3</text:p>
          </table:table-cell>
          <table:table-cell office:value-type="string">
            <text:p><text:s text:c="3"/>0.6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013">
            <text:p>2019102013</text:p>
          </table:table-cell>
          <table:table-cell office:value-type="string">
            <text:p><text:s text:c="4"/>3</text:p>
          </table:table-cell>
          <table:table-cell office:value-type="string">
            <text:p><text:s text:c="3"/>0.8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014">
            <text:p>2019102014</text:p>
          </table:table-cell>
          <table:table-cell office:value-type="string">
            <text:p><text:s text:c="4"/>3</text:p>
          </table:table-cell>
          <table:table-cell office:value-type="string">
            <text:p><text:s text:c="3"/>2.3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015">
            <text:p>2019102015</text:p>
          </table:table-cell>
          <table:table-cell office:value-type="string">
            <text:p><text:s text:c="4"/>3</text:p>
          </table:table-cell>
          <table:table-cell office:value-type="string">
            <text:p><text:s text:c="3"/>0.8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016">
            <text:p>2019102016</text:p>
          </table:table-cell>
          <table:table-cell office:value-type="string">
            <text:p><text:s text:c="4"/>3</text:p>
          </table:table-cell>
          <table:table-cell office:value-type="string">
            <text:p><text:s text:c="3"/>0.6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017">
            <text:p>2019102017</text:p>
          </table:table-cell>
          <table:table-cell office:value-type="string">
            <text:p><text:s text:c="4"/>3</text:p>
          </table:table-cell>
          <table:table-cell office:value-type="string">
            <text:p><text:s text:c="3"/>0.2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018">
            <text:p>2019102018</text:p>
          </table:table-cell>
          <table:table-cell office:value-type="string">
            <text:p><text:s text:c="4"/>3</text:p>
          </table:table-cell>
          <table:table-cell office:value-type="string">
            <text:p><text:s text:c="3"/>0.2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019">
            <text:p>20191020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020">
            <text:p>20191020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021">
            <text:p>20191020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022">
            <text:p>2019102022</text:p>
          </table:table-cell>
          <table:table-cell office:value-type="string">
            <text:p><text:s text:c="4"/>3</text:p>
          </table:table-cell>
          <table:table-cell office:value-type="string">
            <text:p><text:s text:c="3"/>1.5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023">
            <text:p>2019102023</text:p>
          </table:table-cell>
          <table:table-cell office:value-type="string">
            <text:p><text:s text:c="4"/>3</text:p>
          </table:table-cell>
          <table:table-cell office:value-type="string">
            <text:p><text:s text:c="3"/>0.7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100">
            <text:p>20191021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101">
            <text:p>20191021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102">
            <text:p>20191021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103">
            <text:p>20191021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104">
            <text:p>20191021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105">
            <text:p>20191021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106">
            <text:p>20191021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107">
            <text:p>20191021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108">
            <text:p>20191021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109">
            <text:p>20191021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110">
            <text:p>20191021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111">
            <text:p>20191021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112">
            <text:p>20191021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113">
            <text:p>20191021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114">
            <text:p>20191021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115">
            <text:p>20191021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116">
            <text:p>20191021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117">
            <text:p>20191021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118">
            <text:p>20191021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119">
            <text:p>20191021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120">
            <text:p>20191021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121">
            <text:p>20191021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122">
            <text:p>20191021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123">
            <text:p>20191021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200">
            <text:p>20191022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201">
            <text:p>20191022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202">
            <text:p>20191022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203">
            <text:p>20191022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204">
            <text:p>20191022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205">
            <text:p>20191022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206">
            <text:p>20191022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207">
            <text:p>20191022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208">
            <text:p>20191022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209">
            <text:p>20191022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210">
            <text:p>20191022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211">
            <text:p>20191022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212">
            <text:p>20191022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213">
            <text:p>20191022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214">
            <text:p>20191022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215">
            <text:p>20191022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216">
            <text:p>20191022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217">
            <text:p>20191022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218">
            <text:p>20191022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219">
            <text:p>20191022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220">
            <text:p>20191022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221">
            <text:p>20191022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222">
            <text:p>20191022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223">
            <text:p>20191022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300">
            <text:p>20191023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301">
            <text:p>20191023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302">
            <text:p>20191023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303">
            <text:p>20191023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304">
            <text:p>20191023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305">
            <text:p>20191023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306">
            <text:p>2019102306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307">
            <text:p>20191023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308">
            <text:p>20191023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309">
            <text:p>20191023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310">
            <text:p>20191023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311">
            <text:p>20191023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312">
            <text:p>20191023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313">
            <text:p>20191023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314">
            <text:p>20191023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315">
            <text:p>20191023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316">
            <text:p>20191023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317">
            <text:p>20191023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318">
            <text:p>20191023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319">
            <text:p>20191023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320">
            <text:p>20191023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321">
            <text:p>20191023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322">
            <text:p>20191023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323">
            <text:p>20191023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400">
            <text:p>20191024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401">
            <text:p>20191024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402">
            <text:p>20191024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403">
            <text:p>20191024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404">
            <text:p>20191024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405">
            <text:p>20191024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406">
            <text:p>20191024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407">
            <text:p>20191024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408">
            <text:p>20191024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409">
            <text:p>20191024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410">
            <text:p>20191024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411">
            <text:p>20191024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412">
            <text:p>20191024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413">
            <text:p>20191024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414">
            <text:p>20191024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415">
            <text:p>20191024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416">
            <text:p>20191024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417">
            <text:p>20191024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418">
            <text:p>20191024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419">
            <text:p>20191024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420">
            <text:p>20191024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421">
            <text:p>20191024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422">
            <text:p>20191024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423">
            <text:p>20191024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500">
            <text:p>20191025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501">
            <text:p>20191025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502">
            <text:p>20191025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503">
            <text:p>20191025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504">
            <text:p>20191025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505">
            <text:p>20191025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506">
            <text:p>20191025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507">
            <text:p>20191025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508">
            <text:p>20191025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509">
            <text:p>20191025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510">
            <text:p>20191025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511">
            <text:p>20191025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512">
            <text:p>20191025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513">
            <text:p>20191025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514">
            <text:p>20191025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515">
            <text:p>20191025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516">
            <text:p>20191025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517">
            <text:p>20191025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518">
            <text:p>20191025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519">
            <text:p>20191025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520">
            <text:p>20191025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521">
            <text:p>20191025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522">
            <text:p>20191025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523">
            <text:p>20191025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600">
            <text:p>20191026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601">
            <text:p>20191026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602">
            <text:p>20191026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603">
            <text:p>20191026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604">
            <text:p>20191026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605">
            <text:p>20191026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606">
            <text:p>20191026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607">
            <text:p>20191026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608">
            <text:p>20191026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609">
            <text:p>20191026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610">
            <text:p>20191026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611">
            <text:p>20191026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612">
            <text:p>20191026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613">
            <text:p>20191026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614">
            <text:p>20191026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615">
            <text:p>20191026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616">
            <text:p>20191026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617">
            <text:p>20191026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618">
            <text:p>20191026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619">
            <text:p>20191026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620">
            <text:p>20191026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621">
            <text:p>20191026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622">
            <text:p>20191026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623">
            <text:p>20191026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700">
            <text:p>20191027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701">
            <text:p>20191027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702">
            <text:p>2019102702</text:p>
          </table:table-cell>
          <table:table-cell office:value-type="string">
            <text:p><text:s text:c="4"/>3</text:p>
          </table:table-cell>
          <table:table-cell office:value-type="string">
            <text:p><text:s text:c="3"/>0.3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703">
            <text:p>2019102703</text:p>
          </table:table-cell>
          <table:table-cell office:value-type="string">
            <text:p><text:s text:c="4"/>3</text:p>
          </table:table-cell>
          <table:table-cell office:value-type="string">
            <text:p><text:s text:c="3"/>0.9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704">
            <text:p>2019102704</text:p>
          </table:table-cell>
          <table:table-cell office:value-type="string">
            <text:p><text:s text:c="4"/>3</text:p>
          </table:table-cell>
          <table:table-cell office:value-type="string">
            <text:p><text:s text:c="3"/>1.6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705">
            <text:p>2019102705</text:p>
          </table:table-cell>
          <table:table-cell office:value-type="string">
            <text:p><text:s text:c="4"/>3</text:p>
          </table:table-cell>
          <table:table-cell office:value-type="string">
            <text:p><text:s text:c="3"/>1.5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706">
            <text:p>2019102706</text:p>
          </table:table-cell>
          <table:table-cell office:value-type="string">
            <text:p><text:s text:c="4"/>3</text:p>
          </table:table-cell>
          <table:table-cell office:value-type="string">
            <text:p><text:s text:c="3"/>0.5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707">
            <text:p>2019102707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708">
            <text:p>20191027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709">
            <text:p>20191027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710">
            <text:p>20191027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711">
            <text:p>20191027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712">
            <text:p>20191027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713">
            <text:p>20191027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714">
            <text:p>20191027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715">
            <text:p>20191027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716">
            <text:p>20191027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717">
            <text:p>20191027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718">
            <text:p>20191027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719">
            <text:p>20191027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720">
            <text:p>20191027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721">
            <text:p>20191027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722">
            <text:p>20191027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723">
            <text:p>20191027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800">
            <text:p>20191028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801">
            <text:p>20191028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802">
            <text:p>20191028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803">
            <text:p>20191028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804">
            <text:p>20191028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805">
            <text:p>20191028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806">
            <text:p>20191028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807">
            <text:p>20191028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808">
            <text:p>20191028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809">
            <text:p>20191028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810">
            <text:p>20191028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811">
            <text:p>20191028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812">
            <text:p>20191028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813">
            <text:p>20191028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814">
            <text:p>20191028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815">
            <text:p>20191028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816">
            <text:p>20191028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817">
            <text:p>20191028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818">
            <text:p>20191028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819">
            <text:p>20191028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820">
            <text:p>20191028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821">
            <text:p>20191028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822">
            <text:p>20191028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823">
            <text:p>20191028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900">
            <text:p>20191029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901">
            <text:p>20191029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902">
            <text:p>20191029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903">
            <text:p>20191029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904">
            <text:p>20191029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905">
            <text:p>20191029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906">
            <text:p>20191029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907">
            <text:p>20191029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908">
            <text:p>20191029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909">
            <text:p>20191029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910">
            <text:p>20191029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911">
            <text:p>20191029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912">
            <text:p>20191029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913">
            <text:p>20191029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914">
            <text:p>20191029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915">
            <text:p>20191029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916">
            <text:p>20191029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917">
            <text:p>20191029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918">
            <text:p>20191029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919">
            <text:p>20191029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920">
            <text:p>20191029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921">
            <text:p>20191029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922">
            <text:p>20191029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2923">
            <text:p>20191029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000">
            <text:p>20191030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001">
            <text:p>20191030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002">
            <text:p>20191030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003">
            <text:p>20191030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004">
            <text:p>20191030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005">
            <text:p>20191030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006">
            <text:p>20191030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007">
            <text:p>20191030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008">
            <text:p>20191030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009">
            <text:p>20191030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010">
            <text:p>20191030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011">
            <text:p>20191030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012">
            <text:p>20191030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013">
            <text:p>20191030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014">
            <text:p>20191030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015">
            <text:p>20191030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016">
            <text:p>20191030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017">
            <text:p>20191030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018">
            <text:p>20191030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019">
            <text:p>20191030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020">
            <text:p>20191030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021">
            <text:p>20191030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022">
            <text:p>20191030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023">
            <text:p>20191030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100">
            <text:p>20191031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101">
            <text:p>20191031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102">
            <text:p>20191031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103">
            <text:p>20191031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104">
            <text:p>20191031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105">
            <text:p>20191031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106">
            <text:p>20191031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107">
            <text:p>20191031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108">
            <text:p>20191031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109">
            <text:p>20191031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110">
            <text:p>20191031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111">
            <text:p>20191031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112">
            <text:p>20191031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113">
            <text:p>20191031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114">
            <text:p>20191031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115">
            <text:p>20191031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116">
            <text:p>20191031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117">
            <text:p>20191031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118">
            <text:p>20191031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119">
            <text:p>20191031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120">
            <text:p>20191031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121">
            <text:p>20191031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122">
            <text:p>20191031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03123">
            <text:p>20191031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100">
            <text:p>20191101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101">
            <text:p>20191101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102">
            <text:p>20191101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103">
            <text:p>20191101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104">
            <text:p>20191101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105">
            <text:p>20191101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106">
            <text:p>20191101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107">
            <text:p>20191101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108">
            <text:p>20191101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109">
            <text:p>20191101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110">
            <text:p>20191101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111">
            <text:p>20191101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112">
            <text:p>2019110112</text:p>
          </table:table-cell>
          <table:table-cell office:value-type="string">
            <text:p><text:s text:c="4"/>3</text:p>
          </table:table-cell>
          <table:table-cell office:value-type="string">
            <text:p><text:s text:c="3"/>0.7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113">
            <text:p>2019110113</text:p>
          </table:table-cell>
          <table:table-cell office:value-type="string">
            <text:p><text:s text:c="4"/>3</text:p>
          </table:table-cell>
          <table:table-cell office:value-type="string">
            <text:p><text:s text:c="3"/>0.5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114">
            <text:p>2019110114</text:p>
          </table:table-cell>
          <table:table-cell office:value-type="string">
            <text:p><text:s text:c="4"/>3</text:p>
          </table:table-cell>
          <table:table-cell office:value-type="string">
            <text:p><text:s text:c="3"/>0.8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115">
            <text:p>2019110115</text:p>
          </table:table-cell>
          <table:table-cell office:value-type="string">
            <text:p><text:s text:c="4"/>3</text:p>
          </table:table-cell>
          <table:table-cell office:value-type="string">
            <text:p><text:s text:c="3"/>0.5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116">
            <text:p>2019110116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117">
            <text:p>20191101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118">
            <text:p>2019110118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119">
            <text:p>20191101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120">
            <text:p>20191101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121">
            <text:p>20191101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122">
            <text:p>20191101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123">
            <text:p>20191101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200">
            <text:p>2019110200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201">
            <text:p>2019110201</text:p>
          </table:table-cell>
          <table:table-cell office:value-type="string">
            <text:p><text:s text:c="4"/>3</text:p>
          </table:table-cell>
          <table:table-cell office:value-type="string">
            <text:p><text:s text:c="3"/>2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202">
            <text:p>2019110202</text:p>
          </table:table-cell>
          <table:table-cell office:value-type="string">
            <text:p><text:s text:c="4"/>3</text:p>
          </table:table-cell>
          <table:table-cell office:value-type="string">
            <text:p><text:s text:c="3"/>0.2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203">
            <text:p>2019110203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204">
            <text:p>2019110204</text:p>
          </table:table-cell>
          <table:table-cell office:value-type="string">
            <text:p><text:s text:c="4"/>3</text:p>
          </table:table-cell>
          <table:table-cell office:value-type="string">
            <text:p><text:s text:c="3"/>0.2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205">
            <text:p>2019110205</text:p>
          </table:table-cell>
          <table:table-cell office:value-type="string">
            <text:p><text:s text:c="4"/>3</text:p>
          </table:table-cell>
          <table:table-cell office:value-type="string">
            <text:p><text:s text:c="3"/>2.4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206">
            <text:p>20191102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207">
            <text:p>2019110207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208">
            <text:p>2019110208</text:p>
          </table:table-cell>
          <table:table-cell office:value-type="string">
            <text:p><text:s text:c="4"/>3</text:p>
          </table:table-cell>
          <table:table-cell office:value-type="string">
            <text:p><text:s text:c="3"/>0.7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209">
            <text:p>20191102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210">
            <text:p>20191102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211">
            <text:p>20191102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212">
            <text:p>2019110212</text:p>
          </table:table-cell>
          <table:table-cell office:value-type="string">
            <text:p><text:s text:c="4"/>3</text:p>
          </table:table-cell>
          <table:table-cell office:value-type="string">
            <text:p><text:s text:c="3"/>1.1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213">
            <text:p>2019110213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214">
            <text:p>20191102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215">
            <text:p>20191102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216">
            <text:p>20191102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217">
            <text:p>20191102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218">
            <text:p>20191102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219">
            <text:p>20191102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220">
            <text:p>20191102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221">
            <text:p>20191102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222">
            <text:p>20191102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223">
            <text:p>20191102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300">
            <text:p>20191103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301">
            <text:p>20191103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302">
            <text:p>20191103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303">
            <text:p>2019110303</text:p>
          </table:table-cell>
          <table:table-cell office:value-type="string">
            <text:p><text:s text:c="4"/>3</text:p>
          </table:table-cell>
          <table:table-cell office:value-type="string">
            <text:p><text:s text:c="3"/>0.9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304">
            <text:p>2019110304</text:p>
          </table:table-cell>
          <table:table-cell office:value-type="string">
            <text:p><text:s text:c="4"/>3</text:p>
          </table:table-cell>
          <table:table-cell office:value-type="string">
            <text:p><text:s text:c="3"/>0.4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305">
            <text:p>2019110305</text:p>
          </table:table-cell>
          <table:table-cell office:value-type="string">
            <text:p><text:s text:c="4"/>3</text:p>
          </table:table-cell>
          <table:table-cell office:value-type="string">
            <text:p><text:s text:c="3"/>0.4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306">
            <text:p>2019110306</text:p>
          </table:table-cell>
          <table:table-cell office:value-type="string">
            <text:p><text:s text:c="4"/>3</text:p>
          </table:table-cell>
          <table:table-cell office:value-type="string">
            <text:p><text:s text:c="3"/>0.2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307">
            <text:p>20191103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308">
            <text:p>20191103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309">
            <text:p>20191103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310">
            <text:p>20191103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311">
            <text:p>20191103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312">
            <text:p>20191103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313">
            <text:p>20191103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314">
            <text:p>20191103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315">
            <text:p>20191103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316">
            <text:p>20191103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317">
            <text:p>20191103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318">
            <text:p>2019110318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319">
            <text:p>2019110319</text:p>
          </table:table-cell>
          <table:table-cell office:value-type="string">
            <text:p><text:s text:c="4"/>3</text:p>
          </table:table-cell>
          <table:table-cell office:value-type="string">
            <text:p><text:s text:c="3"/>0.3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320">
            <text:p>20191103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321">
            <text:p>20191103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322">
            <text:p>20191103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323">
            <text:p>2019110323</text:p>
          </table:table-cell>
          <table:table-cell office:value-type="string">
            <text:p><text:s text:c="4"/>3</text:p>
          </table:table-cell>
          <table:table-cell office:value-type="string">
            <text:p><text:s text:c="3"/>0.2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400">
            <text:p>2019110400</text:p>
          </table:table-cell>
          <table:table-cell office:value-type="string">
            <text:p><text:s text:c="4"/>3</text:p>
          </table:table-cell>
          <table:table-cell office:value-type="string">
            <text:p><text:s text:c="3"/>0.5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401">
            <text:p>2019110401</text:p>
          </table:table-cell>
          <table:table-cell office:value-type="string">
            <text:p><text:s text:c="4"/>3</text:p>
          </table:table-cell>
          <table:table-cell office:value-type="string">
            <text:p><text:s text:c="3"/>2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402">
            <text:p>20191104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403">
            <text:p>20191104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404">
            <text:p>20191104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405">
            <text:p>20191104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406">
            <text:p>2019110406</text:p>
          </table:table-cell>
          <table:table-cell office:value-type="string">
            <text:p><text:s text:c="4"/>3</text:p>
          </table:table-cell>
          <table:table-cell office:value-type="string">
            <text:p><text:s text:c="3"/>2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407">
            <text:p>2019110407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408">
            <text:p>20191104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409">
            <text:p>20191104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410">
            <text:p>20191104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411">
            <text:p>20191104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412">
            <text:p>20191104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413">
            <text:p>20191104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414">
            <text:p>2019110414</text:p>
          </table:table-cell>
          <table:table-cell office:value-type="string">
            <text:p><text:s text:c="4"/>3</text:p>
          </table:table-cell>
          <table:table-cell office:value-type="string">
            <text:p><text:s text:c="3"/>0.3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415">
            <text:p>2019110415</text:p>
          </table:table-cell>
          <table:table-cell office:value-type="string">
            <text:p><text:s text:c="4"/>3</text:p>
          </table:table-cell>
          <table:table-cell office:value-type="string">
            <text:p><text:s text:c="3"/>1.5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416">
            <text:p>2019110416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417">
            <text:p>20191104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418">
            <text:p>20191104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419">
            <text:p>20191104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420">
            <text:p>2019110420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421">
            <text:p>2019110421</text:p>
          </table:table-cell>
          <table:table-cell office:value-type="string">
            <text:p><text:s text:c="4"/>3</text:p>
          </table:table-cell>
          <table:table-cell office:value-type="string">
            <text:p><text:s text:c="3"/>0.3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422">
            <text:p>20191104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423">
            <text:p>2019110423</text:p>
          </table:table-cell>
          <table:table-cell office:value-type="string">
            <text:p><text:s text:c="4"/>3</text:p>
          </table:table-cell>
          <table:table-cell office:value-type="string">
            <text:p><text:s text:c="3"/>0.4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500">
            <text:p>2019110500</text:p>
          </table:table-cell>
          <table:table-cell office:value-type="string">
            <text:p><text:s text:c="4"/>3</text:p>
          </table:table-cell>
          <table:table-cell office:value-type="string">
            <text:p><text:s text:c="3"/>0.5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501">
            <text:p>2019110501</text:p>
          </table:table-cell>
          <table:table-cell office:value-type="string">
            <text:p><text:s text:c="4"/>3</text:p>
          </table:table-cell>
          <table:table-cell office:value-type="string">
            <text:p><text:s text:c="3"/>0.8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502">
            <text:p>2019110502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503">
            <text:p>2019110503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504">
            <text:p>2019110504</text:p>
          </table:table-cell>
          <table:table-cell office:value-type="string">
            <text:p><text:s text:c="4"/>3</text:p>
          </table:table-cell>
          <table:table-cell office:value-type="string">
            <text:p><text:s text:c="3"/>0.6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505">
            <text:p>20191105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506">
            <text:p>20191105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507">
            <text:p>2019110507</text:p>
          </table:table-cell>
          <table:table-cell office:value-type="string">
            <text:p><text:s text:c="4"/>3</text:p>
          </table:table-cell>
          <table:table-cell office:value-type="string">
            <text:p><text:s text:c="3"/>0.5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508">
            <text:p>2019110508</text:p>
          </table:table-cell>
          <table:table-cell office:value-type="string">
            <text:p><text:s text:c="4"/>3</text:p>
          </table:table-cell>
          <table:table-cell office:value-type="string">
            <text:p><text:s text:c="3"/>0.8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509">
            <text:p>2019110509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510">
            <text:p>20191105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511">
            <text:p>2019110511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512">
            <text:p>2019110512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513">
            <text:p>20191105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514">
            <text:p>20191105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515">
            <text:p>20191105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516">
            <text:p>20191105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517">
            <text:p>20191105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518">
            <text:p>20191105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519">
            <text:p>20191105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520">
            <text:p>20191105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521">
            <text:p>20191105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522">
            <text:p>20191105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523">
            <text:p>20191105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600">
            <text:p>20191106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601">
            <text:p>20191106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602">
            <text:p>20191106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603">
            <text:p>20191106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604">
            <text:p>2019110604</text:p>
          </table:table-cell>
          <table:table-cell office:value-type="string">
            <text:p><text:s text:c="4"/>3</text:p>
          </table:table-cell>
          <table:table-cell office:value-type="string">
            <text:p><text:s text:c="3"/>0.6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605">
            <text:p>2019110605</text:p>
          </table:table-cell>
          <table:table-cell office:value-type="string">
            <text:p><text:s text:c="4"/>3</text:p>
          </table:table-cell>
          <table:table-cell office:value-type="string">
            <text:p><text:s text:c="3"/>2.8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606">
            <text:p>2019110606</text:p>
          </table:table-cell>
          <table:table-cell office:value-type="string">
            <text:p><text:s text:c="4"/>3</text:p>
          </table:table-cell>
          <table:table-cell office:value-type="string">
            <text:p><text:s text:c="3"/>1.1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607">
            <text:p>2019110607</text:p>
          </table:table-cell>
          <table:table-cell office:value-type="string">
            <text:p><text:s text:c="4"/>3</text:p>
          </table:table-cell>
          <table:table-cell office:value-type="string">
            <text:p><text:s text:c="3"/>1.3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608">
            <text:p>2019110608</text:p>
          </table:table-cell>
          <table:table-cell office:value-type="string">
            <text:p><text:s text:c="4"/>3</text:p>
          </table:table-cell>
          <table:table-cell office:value-type="string">
            <text:p><text:s text:c="3"/>2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609">
            <text:p>2019110609</text:p>
          </table:table-cell>
          <table:table-cell office:value-type="string">
            <text:p><text:s text:c="4"/>3</text:p>
          </table:table-cell>
          <table:table-cell office:value-type="string">
            <text:p><text:s text:c="3"/>0.7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610">
            <text:p>20191106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611">
            <text:p>20191106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612">
            <text:p>20191106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613">
            <text:p>2019110613</text:p>
          </table:table-cell>
          <table:table-cell office:value-type="string">
            <text:p><text:s text:c="4"/>3</text:p>
          </table:table-cell>
          <table:table-cell office:value-type="string">
            <text:p><text:s text:c="3"/>0.2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614">
            <text:p>20191106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615">
            <text:p>20191106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616">
            <text:p>20191106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617">
            <text:p>20191106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618">
            <text:p>20191106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619">
            <text:p>20191106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620">
            <text:p>20191106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621">
            <text:p>20191106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622">
            <text:p>20191106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623">
            <text:p>20191106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700">
            <text:p>20191107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701">
            <text:p>20191107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702">
            <text:p>20191107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703">
            <text:p>2019110703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704">
            <text:p>20191107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705">
            <text:p>20191107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706">
            <text:p>20191107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707">
            <text:p>2019110707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708">
            <text:p>20191107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709">
            <text:p>20191107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710">
            <text:p>20191107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711">
            <text:p>20191107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712">
            <text:p>2019110712</text:p>
          </table:table-cell>
          <table:table-cell office:value-type="string">
            <text:p><text:s text:c="4"/>3</text:p>
          </table:table-cell>
          <table:table-cell office:value-type="string">
            <text:p><text:s text:c="3"/>1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713">
            <text:p>2019110713</text:p>
          </table:table-cell>
          <table:table-cell office:value-type="string">
            <text:p><text:s text:c="4"/>3</text:p>
          </table:table-cell>
          <table:table-cell office:value-type="string">
            <text:p><text:s text:c="3"/>0.9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714">
            <text:p>20191107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715">
            <text:p>20191107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716">
            <text:p>20191107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717">
            <text:p>2019110717</text:p>
          </table:table-cell>
          <table:table-cell office:value-type="string">
            <text:p><text:s text:c="4"/>3</text:p>
          </table:table-cell>
          <table:table-cell office:value-type="string">
            <text:p><text:s text:c="3"/>0.7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718">
            <text:p>20191107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719">
            <text:p>20191107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720">
            <text:p>20191107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721">
            <text:p>20191107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722">
            <text:p>20191107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723">
            <text:p>20191107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800">
            <text:p>20191108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801">
            <text:p>20191108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802">
            <text:p>20191108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803">
            <text:p>20191108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804">
            <text:p>20191108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805">
            <text:p>20191108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806">
            <text:p>20191108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807">
            <text:p>20191108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808">
            <text:p>20191108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809">
            <text:p>20191108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810">
            <text:p>20191108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811">
            <text:p>20191108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812">
            <text:p>20191108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813">
            <text:p>20191108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814">
            <text:p>20191108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815">
            <text:p>20191108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816">
            <text:p>20191108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817">
            <text:p>20191108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818">
            <text:p>20191108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819">
            <text:p>20191108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820">
            <text:p>20191108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821">
            <text:p>20191108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822">
            <text:p>20191108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823">
            <text:p>20191108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900">
            <text:p>20191109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901">
            <text:p>20191109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902">
            <text:p>20191109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903">
            <text:p>20191109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904">
            <text:p>20191109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905">
            <text:p>2019110905</text:p>
          </table:table-cell>
          <table:table-cell office:value-type="string">
            <text:p><text:s text:c="4"/>3</text:p>
          </table:table-cell>
          <table:table-cell office:value-type="string">
            <text:p><text:s text:c="3"/>0.2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906">
            <text:p>2019110906</text:p>
          </table:table-cell>
          <table:table-cell office:value-type="string">
            <text:p><text:s text:c="4"/>3</text:p>
          </table:table-cell>
          <table:table-cell office:value-type="string">
            <text:p><text:s text:c="3"/>0.6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907">
            <text:p>2019110907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908">
            <text:p>20191109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909">
            <text:p>20191109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910">
            <text:p>20191109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911">
            <text:p>20191109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912">
            <text:p>20191109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913">
            <text:p>20191109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914">
            <text:p>20191109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915">
            <text:p>20191109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916">
            <text:p>20191109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917">
            <text:p>20191109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918">
            <text:p>20191109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919">
            <text:p>20191109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920">
            <text:p>20191109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921">
            <text:p>20191109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922">
            <text:p>20191109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0923">
            <text:p>20191109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000">
            <text:p>20191110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001">
            <text:p>20191110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002">
            <text:p>20191110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003">
            <text:p>20191110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004">
            <text:p>20191110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005">
            <text:p>20191110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006">
            <text:p>20191110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007">
            <text:p>20191110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008">
            <text:p>20191110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009">
            <text:p>20191110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010">
            <text:p>20191110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011">
            <text:p>20191110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012">
            <text:p>20191110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013">
            <text:p>20191110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014">
            <text:p>20191110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015">
            <text:p>20191110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016">
            <text:p>20191110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017">
            <text:p>20191110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018">
            <text:p>20191110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019">
            <text:p>20191110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020">
            <text:p>20191110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021">
            <text:p>20191110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022">
            <text:p>20191110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023">
            <text:p>20191110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100">
            <text:p>20191111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101">
            <text:p>20191111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102">
            <text:p>20191111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103">
            <text:p>20191111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104">
            <text:p>20191111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105">
            <text:p>20191111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106">
            <text:p>20191111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107">
            <text:p>20191111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108">
            <text:p>20191111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109">
            <text:p>20191111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110">
            <text:p>20191111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111">
            <text:p>20191111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112">
            <text:p>20191111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113">
            <text:p>20191111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114">
            <text:p>20191111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115">
            <text:p>20191111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116">
            <text:p>20191111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117">
            <text:p>2019111117</text:p>
          </table:table-cell>
          <table:table-cell office:value-type="string">
            <text:p><text:s text:c="4"/>3</text:p>
          </table:table-cell>
          <table:table-cell office:value-type="string">
            <text:p><text:s text:c="3"/>0.4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118">
            <text:p>2019111118</text:p>
          </table:table-cell>
          <table:table-cell office:value-type="string">
            <text:p><text:s text:c="4"/>3</text:p>
          </table:table-cell>
          <table:table-cell office:value-type="string">
            <text:p><text:s text:c="3"/>1.3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119">
            <text:p>2019111119</text:p>
          </table:table-cell>
          <table:table-cell office:value-type="string">
            <text:p><text:s text:c="4"/>3</text:p>
          </table:table-cell>
          <table:table-cell office:value-type="string">
            <text:p><text:s text:c="3"/>0.6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120">
            <text:p>2019111120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121">
            <text:p>20191111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122">
            <text:p>2019111122</text:p>
          </table:table-cell>
          <table:table-cell office:value-type="string">
            <text:p><text:s text:c="4"/>3</text:p>
          </table:table-cell>
          <table:table-cell office:value-type="string">
            <text:p><text:s text:c="3"/>0.3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123">
            <text:p>2019111123</text:p>
          </table:table-cell>
          <table:table-cell office:value-type="string">
            <text:p><text:s text:c="4"/>3</text:p>
          </table:table-cell>
          <table:table-cell office:value-type="string">
            <text:p><text:s text:c="3"/>0.5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200">
            <text:p>20191112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201">
            <text:p>20191112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202">
            <text:p>20191112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203">
            <text:p>20191112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204">
            <text:p>20191112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205">
            <text:p>20191112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206">
            <text:p>20191112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207">
            <text:p>2019111207</text:p>
          </table:table-cell>
          <table:table-cell office:value-type="string">
            <text:p><text:s text:c="4"/>3</text:p>
          </table:table-cell>
          <table:table-cell office:value-type="string">
            <text:p><text:s text:c="3"/>0.4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208">
            <text:p>2019111208</text:p>
          </table:table-cell>
          <table:table-cell office:value-type="string">
            <text:p><text:s text:c="4"/>3</text:p>
          </table:table-cell>
          <table:table-cell office:value-type="string">
            <text:p><text:s text:c="3"/>0.2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209">
            <text:p>20191112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210">
            <text:p>2019111210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211">
            <text:p>2019111211</text:p>
          </table:table-cell>
          <table:table-cell office:value-type="string">
            <text:p><text:s text:c="4"/>3</text:p>
          </table:table-cell>
          <table:table-cell office:value-type="string">
            <text:p><text:s text:c="3"/>0.6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212">
            <text:p>2019111212</text:p>
          </table:table-cell>
          <table:table-cell office:value-type="string">
            <text:p><text:s text:c="4"/>3</text:p>
          </table:table-cell>
          <table:table-cell office:value-type="string">
            <text:p><text:s text:c="3"/>0.7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213">
            <text:p>2019111213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214">
            <text:p>20191112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215">
            <text:p>20191112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216">
            <text:p>20191112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217">
            <text:p>20191112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218">
            <text:p>20191112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219">
            <text:p>20191112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220">
            <text:p>20191112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221">
            <text:p>20191112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222">
            <text:p>20191112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223">
            <text:p>20191112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300">
            <text:p>20191113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301">
            <text:p>20191113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302">
            <text:p>20191113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303">
            <text:p>2019111303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304">
            <text:p>20191113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305">
            <text:p>20191113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306">
            <text:p>20191113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307">
            <text:p>20191113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308">
            <text:p>20191113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309">
            <text:p>2019111309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310">
            <text:p>2019111310</text:p>
          </table:table-cell>
          <table:table-cell office:value-type="string">
            <text:p><text:s text:c="4"/>3</text:p>
          </table:table-cell>
          <table:table-cell office:value-type="string">
            <text:p><text:s text:c="3"/>0.6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311">
            <text:p>20191113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312">
            <text:p>2019111312</text:p>
          </table:table-cell>
          <table:table-cell office:value-type="string">
            <text:p><text:s text:c="4"/>3</text:p>
          </table:table-cell>
          <table:table-cell office:value-type="string">
            <text:p><text:s text:c="3"/>0.3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313">
            <text:p>20191113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314">
            <text:p>20191113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315">
            <text:p>20191113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316">
            <text:p>20191113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317">
            <text:p>20191113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318">
            <text:p>20191113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319">
            <text:p>20191113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320">
            <text:p>20191113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321">
            <text:p>20191113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322">
            <text:p>20191113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323">
            <text:p>20191113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400">
            <text:p>20191114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401">
            <text:p>20191114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402">
            <text:p>20191114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403">
            <text:p>20191114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404">
            <text:p>20191114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405">
            <text:p>20191114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406">
            <text:p>20191114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407">
            <text:p>20191114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408">
            <text:p>20191114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409">
            <text:p>20191114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410">
            <text:p>20191114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411">
            <text:p>20191114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412">
            <text:p>20191114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413">
            <text:p>20191114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414">
            <text:p>20191114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415">
            <text:p>20191114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416">
            <text:p>20191114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417">
            <text:p>20191114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418">
            <text:p>20191114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419">
            <text:p>20191114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420">
            <text:p>20191114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421">
            <text:p>20191114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422">
            <text:p>20191114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423">
            <text:p>20191114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500">
            <text:p>20191115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501">
            <text:p>20191115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502">
            <text:p>20191115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503">
            <text:p>20191115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504">
            <text:p>20191115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505">
            <text:p>20191115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506">
            <text:p>20191115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507">
            <text:p>20191115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508">
            <text:p>20191115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509">
            <text:p>20191115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510">
            <text:p>20191115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511">
            <text:p>20191115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512">
            <text:p>20191115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513">
            <text:p>20191115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514">
            <text:p>20191115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515">
            <text:p>20191115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516">
            <text:p>20191115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517">
            <text:p>20191115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518">
            <text:p>20191115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519">
            <text:p>20191115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520">
            <text:p>20191115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521">
            <text:p>20191115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522">
            <text:p>20191115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523">
            <text:p>20191115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600">
            <text:p>20191116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601">
            <text:p>20191116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602">
            <text:p>20191116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603">
            <text:p>20191116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604">
            <text:p>20191116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605">
            <text:p>20191116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606">
            <text:p>20191116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607">
            <text:p>20191116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608">
            <text:p>20191116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609">
            <text:p>20191116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610">
            <text:p>20191116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611">
            <text:p>20191116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612">
            <text:p>20191116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613">
            <text:p>20191116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614">
            <text:p>20191116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615">
            <text:p>20191116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616">
            <text:p>20191116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617">
            <text:p>20191116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618">
            <text:p>20191116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619">
            <text:p>20191116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620">
            <text:p>20191116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621">
            <text:p>20191116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622">
            <text:p>20191116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623">
            <text:p>20191116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700">
            <text:p>20191117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701">
            <text:p>20191117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702">
            <text:p>20191117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703">
            <text:p>20191117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704">
            <text:p>20191117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705">
            <text:p>20191117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706">
            <text:p>20191117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707">
            <text:p>20191117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708">
            <text:p>20191117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709">
            <text:p>20191117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710">
            <text:p>20191117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711">
            <text:p>20191117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712">
            <text:p>20191117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713">
            <text:p>20191117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714">
            <text:p>20191117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715">
            <text:p>20191117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716">
            <text:p>20191117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717">
            <text:p>20191117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718">
            <text:p>2019111718</text:p>
          </table:table-cell>
          <table:table-cell office:value-type="string">
            <text:p><text:s text:c="4"/>3</text:p>
          </table:table-cell>
          <table:table-cell office:value-type="string">
            <text:p><text:s text:c="3"/>1.2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719">
            <text:p>2019111719</text:p>
          </table:table-cell>
          <table:table-cell office:value-type="string">
            <text:p><text:s text:c="4"/>3</text:p>
          </table:table-cell>
          <table:table-cell office:value-type="string">
            <text:p><text:s text:c="3"/>2.8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720">
            <text:p>2019111720</text:p>
          </table:table-cell>
          <table:table-cell office:value-type="string">
            <text:p><text:s text:c="4"/>3</text:p>
          </table:table-cell>
          <table:table-cell office:value-type="string">
            <text:p><text:s text:c="3"/>3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721">
            <text:p>2019111721</text:p>
          </table:table-cell>
          <table:table-cell office:value-type="string">
            <text:p><text:s text:c="4"/>3</text:p>
          </table:table-cell>
          <table:table-cell office:value-type="string">
            <text:p><text:s text:c="3"/>2.1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722">
            <text:p>2019111722</text:p>
          </table:table-cell>
          <table:table-cell office:value-type="string">
            <text:p><text:s text:c="4"/>3</text:p>
          </table:table-cell>
          <table:table-cell office:value-type="string">
            <text:p><text:s text:c="3"/>2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723">
            <text:p>2019111723</text:p>
          </table:table-cell>
          <table:table-cell office:value-type="string">
            <text:p><text:s text:c="4"/>3</text:p>
          </table:table-cell>
          <table:table-cell office:value-type="string">
            <text:p><text:s text:c="3"/>2.4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800">
            <text:p>2019111800</text:p>
          </table:table-cell>
          <table:table-cell office:value-type="string">
            <text:p><text:s text:c="4"/>3</text:p>
          </table:table-cell>
          <table:table-cell office:value-type="string">
            <text:p><text:s text:c="3"/>0.7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801">
            <text:p>2019111801</text:p>
          </table:table-cell>
          <table:table-cell office:value-type="string">
            <text:p><text:s text:c="4"/>3</text:p>
          </table:table-cell>
          <table:table-cell office:value-type="string">
            <text:p><text:s text:c="3"/>0.2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802">
            <text:p>2019111802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803">
            <text:p>2019111803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804">
            <text:p>2019111804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805">
            <text:p>2019111805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806">
            <text:p>2019111806</text:p>
          </table:table-cell>
          <table:table-cell office:value-type="string">
            <text:p><text:s text:c="4"/>3</text:p>
          </table:table-cell>
          <table:table-cell office:value-type="string">
            <text:p><text:s text:c="3"/>0.2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807">
            <text:p>2019111807</text:p>
          </table:table-cell>
          <table:table-cell office:value-type="string">
            <text:p><text:s text:c="4"/>3</text:p>
          </table:table-cell>
          <table:table-cell office:value-type="string">
            <text:p><text:s text:c="3"/>0.2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808">
            <text:p>2019111808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809">
            <text:p>20191118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810">
            <text:p>20191118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811">
            <text:p>2019111811</text:p>
          </table:table-cell>
          <table:table-cell office:value-type="string">
            <text:p><text:s text:c="4"/>3</text:p>
          </table:table-cell>
          <table:table-cell office:value-type="string">
            <text:p><text:s text:c="3"/>0.2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812">
            <text:p>2019111812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813">
            <text:p>2019111813</text:p>
          </table:table-cell>
          <table:table-cell office:value-type="string">
            <text:p><text:s text:c="4"/>3</text:p>
          </table:table-cell>
          <table:table-cell office:value-type="string">
            <text:p><text:s text:c="3"/>1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814">
            <text:p>2019111814</text:p>
          </table:table-cell>
          <table:table-cell office:value-type="string">
            <text:p><text:s text:c="4"/>3</text:p>
          </table:table-cell>
          <table:table-cell office:value-type="string">
            <text:p><text:s text:c="3"/>1.7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815">
            <text:p>2019111815</text:p>
          </table:table-cell>
          <table:table-cell office:value-type="string">
            <text:p><text:s text:c="4"/>3</text:p>
          </table:table-cell>
          <table:table-cell office:value-type="string">
            <text:p><text:s text:c="3"/>3.3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816">
            <text:p>2019111816</text:p>
          </table:table-cell>
          <table:table-cell office:value-type="string">
            <text:p><text:s text:c="4"/>3</text:p>
          </table:table-cell>
          <table:table-cell office:value-type="string">
            <text:p><text:s text:c="3"/>3.9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817">
            <text:p>2019111817</text:p>
          </table:table-cell>
          <table:table-cell office:value-type="string">
            <text:p><text:s text:c="4"/>3</text:p>
          </table:table-cell>
          <table:table-cell office:value-type="string">
            <text:p><text:s text:c="3"/>4.4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818">
            <text:p>2019111818</text:p>
          </table:table-cell>
          <table:table-cell office:value-type="string">
            <text:p><text:s text:c="4"/>3</text:p>
          </table:table-cell>
          <table:table-cell office:value-type="string">
            <text:p><text:s text:c="3"/>4.1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819">
            <text:p>2019111819</text:p>
          </table:table-cell>
          <table:table-cell office:value-type="string">
            <text:p><text:s text:c="4"/>3</text:p>
          </table:table-cell>
          <table:table-cell office:value-type="string">
            <text:p><text:s text:c="3"/>3.2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820">
            <text:p>2019111820</text:p>
          </table:table-cell>
          <table:table-cell office:value-type="string">
            <text:p><text:s text:c="4"/>3</text:p>
          </table:table-cell>
          <table:table-cell office:value-type="string">
            <text:p><text:s text:c="3"/>5.2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821">
            <text:p>2019111821</text:p>
          </table:table-cell>
          <table:table-cell office:value-type="string">
            <text:p><text:s text:c="4"/>3</text:p>
          </table:table-cell>
          <table:table-cell office:value-type="string">
            <text:p><text:s text:c="3"/>2.5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822">
            <text:p>2019111822</text:p>
          </table:table-cell>
          <table:table-cell office:value-type="string">
            <text:p><text:s text:c="4"/>3</text:p>
          </table:table-cell>
          <table:table-cell office:value-type="string">
            <text:p><text:s text:c="3"/>2.5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823">
            <text:p>2019111823</text:p>
          </table:table-cell>
          <table:table-cell office:value-type="string">
            <text:p><text:s text:c="4"/>3</text:p>
          </table:table-cell>
          <table:table-cell office:value-type="string">
            <text:p><text:s text:c="3"/>1.4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900">
            <text:p>2019111900</text:p>
          </table:table-cell>
          <table:table-cell office:value-type="string">
            <text:p><text:s text:c="4"/>3</text:p>
          </table:table-cell>
          <table:table-cell office:value-type="string">
            <text:p><text:s text:c="3"/>0.4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901">
            <text:p>20191119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902">
            <text:p>20191119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903">
            <text:p>20191119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904">
            <text:p>20191119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905">
            <text:p>20191119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906">
            <text:p>20191119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907">
            <text:p>20191119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908">
            <text:p>2019111908</text:p>
          </table:table-cell>
          <table:table-cell office:value-type="string">
            <text:p><text:s text:c="4"/>3</text:p>
          </table:table-cell>
          <table:table-cell office:value-type="string">
            <text:p><text:s text:c="3"/>0.4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909">
            <text:p>2019111909</text:p>
          </table:table-cell>
          <table:table-cell office:value-type="string">
            <text:p><text:s text:c="4"/>3</text:p>
          </table:table-cell>
          <table:table-cell office:value-type="string">
            <text:p><text:s text:c="3"/>1.7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910">
            <text:p>2019111910</text:p>
          </table:table-cell>
          <table:table-cell office:value-type="string">
            <text:p><text:s text:c="4"/>3</text:p>
          </table:table-cell>
          <table:table-cell office:value-type="string">
            <text:p><text:s text:c="3"/>0.6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911">
            <text:p>2019111911</text:p>
          </table:table-cell>
          <table:table-cell office:value-type="string">
            <text:p><text:s text:c="4"/>3</text:p>
          </table:table-cell>
          <table:table-cell office:value-type="string">
            <text:p><text:s text:c="3"/>0.6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912">
            <text:p>2019111912</text:p>
          </table:table-cell>
          <table:table-cell office:value-type="string">
            <text:p><text:s text:c="4"/>3</text:p>
          </table:table-cell>
          <table:table-cell office:value-type="string">
            <text:p><text:s text:c="3"/>0.8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913">
            <text:p>2019111913</text:p>
          </table:table-cell>
          <table:table-cell office:value-type="string">
            <text:p><text:s text:c="4"/>3</text:p>
          </table:table-cell>
          <table:table-cell office:value-type="string">
            <text:p><text:s text:c="3"/>0.4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914">
            <text:p>2019111914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915">
            <text:p>20191119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916">
            <text:p>20191119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917">
            <text:p>20191119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918">
            <text:p>20191119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919">
            <text:p>20191119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920">
            <text:p>20191119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921">
            <text:p>20191119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922">
            <text:p>20191119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1923">
            <text:p>20191119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000">
            <text:p>20191120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001">
            <text:p>20191120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002">
            <text:p>20191120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003">
            <text:p>20191120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004">
            <text:p>20191120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005">
            <text:p>20191120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006">
            <text:p>20191120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007">
            <text:p>20191120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008">
            <text:p>20191120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009">
            <text:p>20191120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010">
            <text:p>20191120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011">
            <text:p>20191120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012">
            <text:p>20191120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013">
            <text:p>20191120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014">
            <text:p>20191120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015">
            <text:p>20191120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016">
            <text:p>20191120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017">
            <text:p>20191120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018">
            <text:p>20191120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019">
            <text:p>20191120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020">
            <text:p>20191120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021">
            <text:p>20191120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022">
            <text:p>20191120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023">
            <text:p>20191120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100">
            <text:p>20191121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101">
            <text:p>20191121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102">
            <text:p>20191121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103">
            <text:p>20191121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104">
            <text:p>20191121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105">
            <text:p>20191121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106">
            <text:p>20191121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107">
            <text:p>20191121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108">
            <text:p>20191121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109">
            <text:p>20191121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110">
            <text:p>20191121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111">
            <text:p>20191121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112">
            <text:p>20191121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113">
            <text:p>20191121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114">
            <text:p>20191121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115">
            <text:p>20191121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116">
            <text:p>20191121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117">
            <text:p>20191121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118">
            <text:p>20191121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119">
            <text:p>20191121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120">
            <text:p>20191121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121">
            <text:p>20191121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122">
            <text:p>20191121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123">
            <text:p>20191121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200">
            <text:p>20191122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201">
            <text:p>20191122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202">
            <text:p>20191122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203">
            <text:p>20191122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204">
            <text:p>20191122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205">
            <text:p>20191122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206">
            <text:p>2019112206</text:p>
          </table:table-cell>
          <table:table-cell office:value-type="string">
            <text:p><text:s text:c="4"/>3</text:p>
          </table:table-cell>
          <table:table-cell office:value-type="string">
            <text:p><text:s text:c="3"/>1.3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207">
            <text:p>2019112207</text:p>
          </table:table-cell>
          <table:table-cell office:value-type="string">
            <text:p><text:s text:c="4"/>3</text:p>
          </table:table-cell>
          <table:table-cell office:value-type="string">
            <text:p><text:s text:c="3"/>0.5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208">
            <text:p>20191122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209">
            <text:p>20191122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210">
            <text:p>20191122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211">
            <text:p>20191122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212">
            <text:p>20191122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213">
            <text:p>20191122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214">
            <text:p>20191122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215">
            <text:p>20191122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216">
            <text:p>20191122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217">
            <text:p>20191122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218">
            <text:p>20191122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219">
            <text:p>20191122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220">
            <text:p>20191122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221">
            <text:p>20191122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222">
            <text:p>20191122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223">
            <text:p>20191122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300">
            <text:p>20191123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301">
            <text:p>20191123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302">
            <text:p>20191123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303">
            <text:p>20191123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304">
            <text:p>20191123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305">
            <text:p>20191123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306">
            <text:p>20191123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307">
            <text:p>20191123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308">
            <text:p>20191123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309">
            <text:p>20191123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310">
            <text:p>20191123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311">
            <text:p>20191123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312">
            <text:p>20191123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313">
            <text:p>20191123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314">
            <text:p>20191123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315">
            <text:p>20191123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316">
            <text:p>20191123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317">
            <text:p>20191123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318">
            <text:p>20191123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319">
            <text:p>20191123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320">
            <text:p>20191123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321">
            <text:p>20191123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322">
            <text:p>20191123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323">
            <text:p>20191123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400">
            <text:p>20191124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401">
            <text:p>20191124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402">
            <text:p>20191124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403">
            <text:p>20191124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404">
            <text:p>20191124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405">
            <text:p>20191124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406">
            <text:p>20191124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407">
            <text:p>20191124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408">
            <text:p>20191124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409">
            <text:p>20191124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410">
            <text:p>20191124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411">
            <text:p>20191124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412">
            <text:p>20191124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413">
            <text:p>20191124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414">
            <text:p>20191124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415">
            <text:p>20191124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416">
            <text:p>20191124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417">
            <text:p>20191124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418">
            <text:p>20191124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419">
            <text:p>20191124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420">
            <text:p>20191124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421">
            <text:p>20191124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422">
            <text:p>20191124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423">
            <text:p>20191124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500">
            <text:p>20191125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501">
            <text:p>20191125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502">
            <text:p>20191125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503">
            <text:p>20191125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504">
            <text:p>20191125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505">
            <text:p>20191125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506">
            <text:p>20191125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507">
            <text:p>20191125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508">
            <text:p>20191125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509">
            <text:p>20191125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510">
            <text:p>20191125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511">
            <text:p>20191125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512">
            <text:p>20191125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513">
            <text:p>20191125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514">
            <text:p>20191125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515">
            <text:p>20191125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516">
            <text:p>20191125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517">
            <text:p>20191125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518">
            <text:p>20191125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519">
            <text:p>20191125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520">
            <text:p>20191125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521">
            <text:p>20191125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522">
            <text:p>20191125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523">
            <text:p>20191125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600">
            <text:p>20191126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601">
            <text:p>20191126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602">
            <text:p>20191126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603">
            <text:p>20191126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604">
            <text:p>20191126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605">
            <text:p>20191126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606">
            <text:p>20191126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607">
            <text:p>20191126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608">
            <text:p>20191126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609">
            <text:p>20191126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610">
            <text:p>20191126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611">
            <text:p>20191126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612">
            <text:p>20191126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613">
            <text:p>20191126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614">
            <text:p>20191126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615">
            <text:p>20191126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616">
            <text:p>20191126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617">
            <text:p>20191126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618">
            <text:p>20191126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619">
            <text:p>2019112619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620">
            <text:p>2019112620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621">
            <text:p>20191126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622">
            <text:p>20191126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623">
            <text:p>20191126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700">
            <text:p>20191127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701">
            <text:p>20191127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702">
            <text:p>20191127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703">
            <text:p>20191127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704">
            <text:p>2019112704</text:p>
          </table:table-cell>
          <table:table-cell office:value-type="string">
            <text:p><text:s text:c="4"/>3</text:p>
          </table:table-cell>
          <table:table-cell office:value-type="string">
            <text:p><text:s text:c="3"/>0.3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705">
            <text:p>20191127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706">
            <text:p>20191127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707">
            <text:p>20191127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708">
            <text:p>20191127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709">
            <text:p>20191127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710">
            <text:p>20191127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711">
            <text:p>20191127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712">
            <text:p>20191127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713">
            <text:p>20191127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714">
            <text:p>20191127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715">
            <text:p>2019112715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716">
            <text:p>2019112716</text:p>
          </table:table-cell>
          <table:table-cell office:value-type="string">
            <text:p><text:s text:c="4"/>3</text:p>
          </table:table-cell>
          <table:table-cell office:value-type="string">
            <text:p><text:s text:c="3"/>0.7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717">
            <text:p>2019112717</text:p>
          </table:table-cell>
          <table:table-cell office:value-type="string">
            <text:p><text:s text:c="4"/>3</text:p>
          </table:table-cell>
          <table:table-cell office:value-type="string">
            <text:p><text:s text:c="3"/>1.7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718">
            <text:p>2019112718</text:p>
          </table:table-cell>
          <table:table-cell office:value-type="string">
            <text:p><text:s text:c="4"/>3</text:p>
          </table:table-cell>
          <table:table-cell office:value-type="string">
            <text:p><text:s text:c="3"/>0.3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719">
            <text:p>20191127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720">
            <text:p>20191127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721">
            <text:p>2019112721</text:p>
          </table:table-cell>
          <table:table-cell office:value-type="string">
            <text:p><text:s text:c="4"/>3</text:p>
          </table:table-cell>
          <table:table-cell office:value-type="string">
            <text:p><text:s text:c="3"/>0.3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722">
            <text:p>2019112722</text:p>
          </table:table-cell>
          <table:table-cell office:value-type="string">
            <text:p><text:s text:c="4"/>3</text:p>
          </table:table-cell>
          <table:table-cell office:value-type="string">
            <text:p><text:s text:c="3"/>0.2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723">
            <text:p>20191127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800">
            <text:p>2019112800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801">
            <text:p>20191128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802">
            <text:p>20191128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803">
            <text:p>20191128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804">
            <text:p>20191128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805">
            <text:p>20191128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806">
            <text:p>20191128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807">
            <text:p>20191128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808">
            <text:p>2019112808</text:p>
          </table:table-cell>
          <table:table-cell office:value-type="string">
            <text:p><text:s text:c="4"/>3</text:p>
          </table:table-cell>
          <table:table-cell office:value-type="string">
            <text:p><text:s text:c="3"/>0.3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809">
            <text:p>2019112809</text:p>
          </table:table-cell>
          <table:table-cell office:value-type="string">
            <text:p><text:s text:c="4"/>3</text:p>
          </table:table-cell>
          <table:table-cell office:value-type="string">
            <text:p><text:s text:c="3"/>0.3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810">
            <text:p>20191128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811">
            <text:p>2019112811</text:p>
          </table:table-cell>
          <table:table-cell office:value-type="string">
            <text:p><text:s text:c="4"/>3</text:p>
          </table:table-cell>
          <table:table-cell office:value-type="string">
            <text:p><text:s text:c="3"/>0.2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812">
            <text:p>2019112812</text:p>
          </table:table-cell>
          <table:table-cell office:value-type="string">
            <text:p><text:s text:c="4"/>3</text:p>
          </table:table-cell>
          <table:table-cell office:value-type="string">
            <text:p><text:s text:c="3"/>0.9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813">
            <text:p>2019112813</text:p>
          </table:table-cell>
          <table:table-cell office:value-type="string">
            <text:p><text:s text:c="4"/>3</text:p>
          </table:table-cell>
          <table:table-cell office:value-type="string">
            <text:p><text:s text:c="3"/>1.9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814">
            <text:p>2019112814</text:p>
          </table:table-cell>
          <table:table-cell office:value-type="string">
            <text:p><text:s text:c="4"/>3</text:p>
          </table:table-cell>
          <table:table-cell office:value-type="string">
            <text:p><text:s text:c="3"/>1.3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815">
            <text:p>2019112815</text:p>
          </table:table-cell>
          <table:table-cell office:value-type="string">
            <text:p><text:s text:c="4"/>3</text:p>
          </table:table-cell>
          <table:table-cell office:value-type="string">
            <text:p><text:s text:c="3"/>0.5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816">
            <text:p>2019112816</text:p>
          </table:table-cell>
          <table:table-cell office:value-type="string">
            <text:p><text:s text:c="4"/>3</text:p>
          </table:table-cell>
          <table:table-cell office:value-type="string">
            <text:p><text:s text:c="3"/>0.3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817">
            <text:p>2019112817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818">
            <text:p>20191128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819">
            <text:p>20191128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820">
            <text:p>2019112820</text:p>
          </table:table-cell>
          <table:table-cell office:value-type="string">
            <text:p><text:s text:c="4"/>3</text:p>
          </table:table-cell>
          <table:table-cell office:value-type="string">
            <text:p><text:s text:c="3"/>1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821">
            <text:p>2019112821</text:p>
          </table:table-cell>
          <table:table-cell office:value-type="string">
            <text:p><text:s text:c="4"/>3</text:p>
          </table:table-cell>
          <table:table-cell office:value-type="string">
            <text:p><text:s text:c="3"/>1.7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822">
            <text:p>2019112822</text:p>
          </table:table-cell>
          <table:table-cell office:value-type="string">
            <text:p><text:s text:c="4"/>3</text:p>
          </table:table-cell>
          <table:table-cell office:value-type="string">
            <text:p><text:s text:c="3"/>0.8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823">
            <text:p>2019112823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900">
            <text:p>2019112900</text:p>
          </table:table-cell>
          <table:table-cell office:value-type="string">
            <text:p><text:s text:c="4"/>3</text:p>
          </table:table-cell>
          <table:table-cell office:value-type="string">
            <text:p><text:s text:c="3"/>0.2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901">
            <text:p>20191129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902">
            <text:p>20191129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903">
            <text:p>20191129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904">
            <text:p>20191129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905">
            <text:p>20191129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906">
            <text:p>20191129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907">
            <text:p>20191129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908">
            <text:p>20191129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909">
            <text:p>20191129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910">
            <text:p>20191129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911">
            <text:p>20191129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912">
            <text:p>20191129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913">
            <text:p>20191129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914">
            <text:p>20191129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915">
            <text:p>20191129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916">
            <text:p>20191129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917">
            <text:p>20191129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918">
            <text:p>20191129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919">
            <text:p>20191129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920">
            <text:p>20191129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921">
            <text:p>20191129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922">
            <text:p>20191129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2923">
            <text:p>20191129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3000">
            <text:p>20191130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3001">
            <text:p>20191130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3002">
            <text:p>20191130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3003">
            <text:p>20191130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3004">
            <text:p>20191130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3005">
            <text:p>20191130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3006">
            <text:p>20191130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3007">
            <text:p>20191130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3008">
            <text:p>20191130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3009">
            <text:p>20191130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3010">
            <text:p>20191130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3011">
            <text:p>20191130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3012">
            <text:p>20191130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3013">
            <text:p>20191130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3014">
            <text:p>20191130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3015">
            <text:p>20191130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3016">
            <text:p>20191130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3017">
            <text:p>20191130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3018">
            <text:p>20191130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3019">
            <text:p>20191130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3020">
            <text:p>20191130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3021">
            <text:p>20191130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3022">
            <text:p>20191130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13023">
            <text:p>20191130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100">
            <text:p>20191201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101">
            <text:p>20191201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102">
            <text:p>20191201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103">
            <text:p>20191201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104">
            <text:p>20191201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105">
            <text:p>20191201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106">
            <text:p>20191201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107">
            <text:p>20191201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108">
            <text:p>20191201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109">
            <text:p>20191201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110">
            <text:p>20191201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111">
            <text:p>20191201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112">
            <text:p>20191201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113">
            <text:p>20191201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114">
            <text:p>20191201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115">
            <text:p>20191201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116">
            <text:p>20191201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117">
            <text:p>20191201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118">
            <text:p>20191201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119">
            <text:p>20191201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120">
            <text:p>20191201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121">
            <text:p>20191201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122">
            <text:p>20191201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123">
            <text:p>20191201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200">
            <text:p>20191202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201">
            <text:p>20191202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202">
            <text:p>20191202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203">
            <text:p>20191202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204">
            <text:p>20191202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205">
            <text:p>20191202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206">
            <text:p>20191202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207">
            <text:p>20191202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208">
            <text:p>2019120208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4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209">
            <text:p>20191202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210">
            <text:p>20191202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211">
            <text:p>20191202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212">
            <text:p>20191202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213">
            <text:p>20191202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214">
            <text:p>20191202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215">
            <text:p>20191202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216">
            <text:p>20191202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217">
            <text:p>20191202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218">
            <text:p>20191202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219">
            <text:p>20191202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220">
            <text:p>20191202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221">
            <text:p>20191202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222">
            <text:p>20191202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223">
            <text:p>2019120223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300">
            <text:p>2019120300</text:p>
          </table:table-cell>
          <table:table-cell office:value-type="string">
            <text:p><text:s text:c="4"/>3</text:p>
          </table:table-cell>
          <table:table-cell office:value-type="string">
            <text:p><text:s text:c="3"/>0.5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301">
            <text:p>2019120301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4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302">
            <text:p>2019120302</text:p>
          </table:table-cell>
          <table:table-cell office:value-type="string">
            <text:p><text:s text:c="4"/>3</text:p>
          </table:table-cell>
          <table:table-cell office:value-type="string">
            <text:p><text:s text:c="3"/>0.8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303">
            <text:p>2019120303</text:p>
          </table:table-cell>
          <table:table-cell office:value-type="string">
            <text:p><text:s text:c="4"/>3</text:p>
          </table:table-cell>
          <table:table-cell office:value-type="string">
            <text:p><text:s text:c="3"/>0.5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304">
            <text:p>2019120304</text:p>
          </table:table-cell>
          <table:table-cell office:value-type="string">
            <text:p><text:s text:c="4"/>3</text:p>
          </table:table-cell>
          <table:table-cell office:value-type="string">
            <text:p><text:s text:c="3"/>0.3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305">
            <text:p>2019120305</text:p>
          </table:table-cell>
          <table:table-cell office:value-type="string">
            <text:p><text:s text:c="4"/>3</text:p>
          </table:table-cell>
          <table:table-cell office:value-type="string">
            <text:p><text:s text:c="3"/>0.3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306">
            <text:p>2019120306</text:p>
          </table:table-cell>
          <table:table-cell office:value-type="string">
            <text:p><text:s text:c="4"/>3</text:p>
          </table:table-cell>
          <table:table-cell office:value-type="string">
            <text:p><text:s text:c="3"/>0.2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307">
            <text:p>2019120307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308">
            <text:p>20191203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309">
            <text:p>20191203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310">
            <text:p>20191203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311">
            <text:p>20191203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312">
            <text:p>20191203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313">
            <text:p>20191203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314">
            <text:p>20191203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315">
            <text:p>20191203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316">
            <text:p>20191203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317">
            <text:p>20191203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318">
            <text:p>20191203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319">
            <text:p>20191203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320">
            <text:p>20191203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321">
            <text:p>20191203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322">
            <text:p>20191203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323">
            <text:p>20191203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400">
            <text:p>20191204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401">
            <text:p>20191204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402">
            <text:p>20191204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403">
            <text:p>20191204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404">
            <text:p>20191204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405">
            <text:p>20191204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406">
            <text:p>20191204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407">
            <text:p>20191204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408">
            <text:p>20191204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409">
            <text:p>20191204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410">
            <text:p>20191204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411">
            <text:p>20191204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412">
            <text:p>20191204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413">
            <text:p>20191204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414">
            <text:p>20191204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415">
            <text:p>20191204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416">
            <text:p>20191204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417">
            <text:p>20191204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418">
            <text:p>20191204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419">
            <text:p>20191204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420">
            <text:p>20191204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421">
            <text:p>20191204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422">
            <text:p>20191204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423">
            <text:p>20191204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500">
            <text:p>20191205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501">
            <text:p>20191205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502">
            <text:p>20191205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503">
            <text:p>20191205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504">
            <text:p>20191205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505">
            <text:p>20191205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506">
            <text:p>20191205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507">
            <text:p>20191205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508">
            <text:p>20191205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509">
            <text:p>20191205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510">
            <text:p>20191205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511">
            <text:p>20191205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512">
            <text:p>20191205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513">
            <text:p>20191205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514">
            <text:p>20191205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515">
            <text:p>20191205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516">
            <text:p>20191205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517">
            <text:p>20191205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518">
            <text:p>20191205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519">
            <text:p>20191205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520">
            <text:p>20191205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521">
            <text:p>20191205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522">
            <text:p>20191205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523">
            <text:p>20191205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600">
            <text:p>20191206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601">
            <text:p>20191206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602">
            <text:p>20191206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603">
            <text:p>20191206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604">
            <text:p>20191206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605">
            <text:p>20191206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606">
            <text:p>20191206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607">
            <text:p>20191206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608">
            <text:p>20191206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609">
            <text:p>20191206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610">
            <text:p>2019120610</text:p>
          </table:table-cell>
          <table:table-cell office:value-type="string">
            <text:p><text:s text:c="4"/>3</text:p>
          </table:table-cell>
          <table:table-cell office:value-type="string">
            <text:p><text:s text:c="3"/>0.3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611">
            <text:p>2019120611</text:p>
          </table:table-cell>
          <table:table-cell office:value-type="string">
            <text:p><text:s text:c="4"/>3</text:p>
          </table:table-cell>
          <table:table-cell office:value-type="string">
            <text:p><text:s text:c="3"/>0.5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612">
            <text:p>2019120612</text:p>
          </table:table-cell>
          <table:table-cell office:value-type="string">
            <text:p><text:s text:c="4"/>3</text:p>
          </table:table-cell>
          <table:table-cell office:value-type="string">
            <text:p><text:s text:c="3"/>0.5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613">
            <text:p>2019120613</text:p>
          </table:table-cell>
          <table:table-cell office:value-type="string">
            <text:p><text:s text:c="4"/>3</text:p>
          </table:table-cell>
          <table:table-cell office:value-type="string">
            <text:p><text:s text:c="3"/>0.5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614">
            <text:p>2019120614</text:p>
          </table:table-cell>
          <table:table-cell office:value-type="string">
            <text:p><text:s text:c="4"/>3</text:p>
          </table:table-cell>
          <table:table-cell office:value-type="string">
            <text:p><text:s text:c="3"/>0.7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615">
            <text:p>2019120615</text:p>
          </table:table-cell>
          <table:table-cell office:value-type="string">
            <text:p><text:s text:c="4"/>3</text:p>
          </table:table-cell>
          <table:table-cell office:value-type="string">
            <text:p><text:s text:c="3"/>0.5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616">
            <text:p>2019120616</text:p>
          </table:table-cell>
          <table:table-cell office:value-type="string">
            <text:p><text:s text:c="4"/>3</text:p>
          </table:table-cell>
          <table:table-cell office:value-type="string">
            <text:p><text:s text:c="3"/>0.7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617">
            <text:p>2019120617</text:p>
          </table:table-cell>
          <table:table-cell office:value-type="string">
            <text:p><text:s text:c="4"/>3</text:p>
          </table:table-cell>
          <table:table-cell office:value-type="string">
            <text:p><text:s text:c="3"/>1.3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618">
            <text:p>2019120618</text:p>
          </table:table-cell>
          <table:table-cell office:value-type="string">
            <text:p><text:s text:c="4"/>3</text:p>
          </table:table-cell>
          <table:table-cell office:value-type="string">
            <text:p><text:s text:c="3"/>1.8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619">
            <text:p>2019120619</text:p>
          </table:table-cell>
          <table:table-cell office:value-type="string">
            <text:p><text:s text:c="4"/>3</text:p>
          </table:table-cell>
          <table:table-cell office:value-type="string">
            <text:p><text:s text:c="3"/>1.3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620">
            <text:p>2019120620</text:p>
          </table:table-cell>
          <table:table-cell office:value-type="string">
            <text:p><text:s text:c="4"/>3</text:p>
          </table:table-cell>
          <table:table-cell office:value-type="string">
            <text:p><text:s text:c="3"/>0.3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621">
            <text:p>2019120621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622">
            <text:p>20191206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623">
            <text:p>2019120623</text:p>
          </table:table-cell>
          <table:table-cell office:value-type="string">
            <text:p><text:s text:c="4"/>3</text:p>
          </table:table-cell>
          <table:table-cell office:value-type="string">
            <text:p><text:s text:c="3"/>0.4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700">
            <text:p>2019120700</text:p>
          </table:table-cell>
          <table:table-cell office:value-type="string">
            <text:p><text:s text:c="4"/>3</text:p>
          </table:table-cell>
          <table:table-cell office:value-type="string">
            <text:p><text:s text:c="3"/>0.9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701">
            <text:p>2019120701</text:p>
          </table:table-cell>
          <table:table-cell office:value-type="string">
            <text:p><text:s text:c="4"/>3</text:p>
          </table:table-cell>
          <table:table-cell office:value-type="string">
            <text:p><text:s text:c="3"/>0.3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702">
            <text:p>20191207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703">
            <text:p>2019120703</text:p>
          </table:table-cell>
          <table:table-cell office:value-type="string">
            <text:p><text:s text:c="4"/>3</text:p>
          </table:table-cell>
          <table:table-cell office:value-type="string">
            <text:p><text:s text:c="3"/>0.7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704">
            <text:p>2019120704</text:p>
          </table:table-cell>
          <table:table-cell office:value-type="string">
            <text:p><text:s text:c="4"/>3</text:p>
          </table:table-cell>
          <table:table-cell office:value-type="string">
            <text:p><text:s text:c="3"/>3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705">
            <text:p>20191207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706">
            <text:p>20191207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707">
            <text:p>20191207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708">
            <text:p>20191207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709">
            <text:p>20191207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710">
            <text:p>20191207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711">
            <text:p>20191207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712">
            <text:p>20191207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713">
            <text:p>20191207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714">
            <text:p>20191207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715">
            <text:p>20191207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716">
            <text:p>20191207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717">
            <text:p>20191207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718">
            <text:p>20191207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719">
            <text:p>20191207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720">
            <text:p>20191207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721">
            <text:p>20191207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722">
            <text:p>20191207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723">
            <text:p>20191207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800">
            <text:p>20191208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801">
            <text:p>20191208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802">
            <text:p>20191208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803">
            <text:p>20191208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804">
            <text:p>20191208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805">
            <text:p>20191208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806">
            <text:p>20191208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807">
            <text:p>20191208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808">
            <text:p>2019120808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809">
            <text:p>20191208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810">
            <text:p>2019120810</text:p>
          </table:table-cell>
          <table:table-cell office:value-type="string">
            <text:p><text:s text:c="4"/>3</text:p>
          </table:table-cell>
          <table:table-cell office:value-type="string">
            <text:p><text:s text:c="3"/>0.2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811">
            <text:p>2019120811</text:p>
          </table:table-cell>
          <table:table-cell office:value-type="string">
            <text:p><text:s text:c="4"/>3</text:p>
          </table:table-cell>
          <table:table-cell office:value-type="string">
            <text:p><text:s text:c="3"/>1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812">
            <text:p>2019120812</text:p>
          </table:table-cell>
          <table:table-cell office:value-type="string">
            <text:p><text:s text:c="4"/>3</text:p>
          </table:table-cell>
          <table:table-cell office:value-type="string">
            <text:p><text:s text:c="3"/>1.2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813">
            <text:p>2019120813</text:p>
          </table:table-cell>
          <table:table-cell office:value-type="string">
            <text:p><text:s text:c="4"/>3</text:p>
          </table:table-cell>
          <table:table-cell office:value-type="string">
            <text:p><text:s text:c="3"/>1.6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814">
            <text:p>20191208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815">
            <text:p>20191208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816">
            <text:p>20191208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817">
            <text:p>20191208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818">
            <text:p>20191208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819">
            <text:p>20191208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820">
            <text:p>20191208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821">
            <text:p>2019120821</text:p>
          </table:table-cell>
          <table:table-cell office:value-type="string">
            <text:p><text:s text:c="4"/>3</text:p>
          </table:table-cell>
          <table:table-cell office:value-type="string">
            <text:p><text:s text:c="3"/>0.6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822">
            <text:p>20191208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823">
            <text:p>20191208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900">
            <text:p>20191209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901">
            <text:p>20191209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902">
            <text:p>20191209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903">
            <text:p>20191209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904">
            <text:p>20191209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905">
            <text:p>20191209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906">
            <text:p>20191209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907">
            <text:p>2019120907</text:p>
          </table:table-cell>
          <table:table-cell office:value-type="string">
            <text:p><text:s text:c="4"/>3</text:p>
          </table:table-cell>
          <table:table-cell office:value-type="string">
            <text:p><text:s text:c="3"/>0.9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908">
            <text:p>2019120908</text:p>
          </table:table-cell>
          <table:table-cell office:value-type="string">
            <text:p><text:s text:c="4"/>3</text:p>
          </table:table-cell>
          <table:table-cell office:value-type="string">
            <text:p><text:s text:c="3"/>0.3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909">
            <text:p>2019120909</text:p>
          </table:table-cell>
          <table:table-cell office:value-type="string">
            <text:p><text:s text:c="4"/>3</text:p>
          </table:table-cell>
          <table:table-cell office:value-type="string">
            <text:p><text:s text:c="3"/>1.7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910">
            <text:p>2019120910</text:p>
          </table:table-cell>
          <table:table-cell office:value-type="string">
            <text:p><text:s text:c="4"/>3</text:p>
          </table:table-cell>
          <table:table-cell office:value-type="string">
            <text:p><text:s text:c="3"/>2.6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911">
            <text:p>2019120911</text:p>
          </table:table-cell>
          <table:table-cell office:value-type="string">
            <text:p><text:s text:c="4"/>3</text:p>
          </table:table-cell>
          <table:table-cell office:value-type="string">
            <text:p><text:s text:c="3"/>0.4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912">
            <text:p>20191209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913">
            <text:p>2019120913</text:p>
          </table:table-cell>
          <table:table-cell office:value-type="string">
            <text:p><text:s text:c="4"/>3</text:p>
          </table:table-cell>
          <table:table-cell office:value-type="string">
            <text:p><text:s text:c="3"/>0.5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914">
            <text:p>2019120914</text:p>
          </table:table-cell>
          <table:table-cell office:value-type="string">
            <text:p><text:s text:c="4"/>3</text:p>
          </table:table-cell>
          <table:table-cell office:value-type="string">
            <text:p><text:s text:c="3"/>0.3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915">
            <text:p>2019120915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916">
            <text:p>20191209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917">
            <text:p>2019120917</text:p>
          </table:table-cell>
          <table:table-cell office:value-type="string">
            <text:p><text:s text:c="4"/>3</text:p>
          </table:table-cell>
          <table:table-cell office:value-type="string">
            <text:p><text:s text:c="3"/>2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918">
            <text:p>2019120918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919">
            <text:p>20191209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920">
            <text:p>20191209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921">
            <text:p>20191209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922">
            <text:p>20191209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0923">
            <text:p>20191209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000">
            <text:p>20191210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001">
            <text:p>20191210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002">
            <text:p>20191210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003">
            <text:p>20191210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004">
            <text:p>20191210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005">
            <text:p>20191210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006">
            <text:p>20191210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007">
            <text:p>20191210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008">
            <text:p>20191210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009">
            <text:p>20191210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010">
            <text:p>20191210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011">
            <text:p>20191210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012">
            <text:p>20191210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013">
            <text:p>20191210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014">
            <text:p>20191210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015">
            <text:p>20191210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016">
            <text:p>20191210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017">
            <text:p>20191210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018">
            <text:p>20191210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019">
            <text:p>20191210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020">
            <text:p>20191210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021">
            <text:p>20191210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022">
            <text:p>20191210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023">
            <text:p>20191210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100">
            <text:p>20191211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101">
            <text:p>20191211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102">
            <text:p>20191211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103">
            <text:p>20191211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104">
            <text:p>20191211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105">
            <text:p>2019121105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106">
            <text:p>2019121106</text:p>
          </table:table-cell>
          <table:table-cell office:value-type="string">
            <text:p><text:s text:c="4"/>3</text:p>
          </table:table-cell>
          <table:table-cell office:value-type="string">
            <text:p><text:s text:c="3"/>1.1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107">
            <text:p>2019121107</text:p>
          </table:table-cell>
          <table:table-cell office:value-type="string">
            <text:p><text:s text:c="4"/>3</text:p>
          </table:table-cell>
          <table:table-cell office:value-type="string">
            <text:p><text:s text:c="3"/>1.3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108">
            <text:p>2019121108</text:p>
          </table:table-cell>
          <table:table-cell office:value-type="string">
            <text:p><text:s text:c="4"/>3</text:p>
          </table:table-cell>
          <table:table-cell office:value-type="string">
            <text:p><text:s text:c="3"/>1.6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109">
            <text:p>2019121109</text:p>
          </table:table-cell>
          <table:table-cell office:value-type="string">
            <text:p><text:s text:c="4"/>3</text:p>
          </table:table-cell>
          <table:table-cell office:value-type="string">
            <text:p><text:s text:c="3"/>1.1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110">
            <text:p>2019121110</text:p>
          </table:table-cell>
          <table:table-cell office:value-type="string">
            <text:p><text:s text:c="4"/>3</text:p>
          </table:table-cell>
          <table:table-cell office:value-type="string">
            <text:p><text:s text:c="3"/>0.9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111">
            <text:p>2019121111</text:p>
          </table:table-cell>
          <table:table-cell office:value-type="string">
            <text:p><text:s text:c="4"/>3</text:p>
          </table:table-cell>
          <table:table-cell office:value-type="string">
            <text:p><text:s text:c="3"/>0.6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112">
            <text:p>2019121112</text:p>
          </table:table-cell>
          <table:table-cell office:value-type="string">
            <text:p><text:s text:c="4"/>3</text:p>
          </table:table-cell>
          <table:table-cell office:value-type="string">
            <text:p><text:s text:c="3"/>1.1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113">
            <text:p>2019121113</text:p>
          </table:table-cell>
          <table:table-cell office:value-type="string">
            <text:p><text:s text:c="4"/>3</text:p>
          </table:table-cell>
          <table:table-cell office:value-type="string">
            <text:p><text:s text:c="3"/>0.3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114">
            <text:p>2019121114</text:p>
          </table:table-cell>
          <table:table-cell office:value-type="string">
            <text:p><text:s text:c="4"/>3</text:p>
          </table:table-cell>
          <table:table-cell office:value-type="string">
            <text:p><text:s text:c="3"/>0.3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115">
            <text:p>2019121115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116">
            <text:p>20191211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117">
            <text:p>20191211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118">
            <text:p>20191211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119">
            <text:p>20191211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120">
            <text:p>20191211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121">
            <text:p>20191211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122">
            <text:p>20191211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123">
            <text:p>20191211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200">
            <text:p>20191212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201">
            <text:p>20191212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202">
            <text:p>20191212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203">
            <text:p>20191212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204">
            <text:p>20191212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205">
            <text:p>20191212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206">
            <text:p>20191212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207">
            <text:p>20191212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208">
            <text:p>20191212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209">
            <text:p>20191212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210">
            <text:p>20191212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211">
            <text:p>20191212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212">
            <text:p>20191212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213">
            <text:p>20191212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214">
            <text:p>20191212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215">
            <text:p>20191212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216">
            <text:p>20191212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217">
            <text:p>20191212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218">
            <text:p>20191212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219">
            <text:p>20191212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220">
            <text:p>20191212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221">
            <text:p>20191212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222">
            <text:p>20191212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223">
            <text:p>20191212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300">
            <text:p>20191213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301">
            <text:p>20191213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8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302">
            <text:p>20191213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303">
            <text:p>2019121303</text:p>
          </table:table-cell>
          <table:table-cell office:value-type="string">
            <text:p><text:s text:c="4"/>3</text:p>
          </table:table-cell>
          <table:table-cell office:value-type="string">
            <text:p><text:s text:c="3"/>0.4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304">
            <text:p>20191213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305">
            <text:p>20191213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306">
            <text:p>20191213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307">
            <text:p>20191213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308">
            <text:p>2019121308</text:p>
          </table:table-cell>
          <table:table-cell office:value-type="string">
            <text:p><text:s text:c="4"/>3</text:p>
          </table:table-cell>
          <table:table-cell office:value-type="string">
            <text:p><text:s text:c="3"/>0.5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309">
            <text:p>2019121309</text:p>
          </table:table-cell>
          <table:table-cell office:value-type="string">
            <text:p><text:s text:c="4"/>3</text:p>
          </table:table-cell>
          <table:table-cell office:value-type="string">
            <text:p><text:s text:c="3"/>0.2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310">
            <text:p>20191213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311">
            <text:p>2019121311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312">
            <text:p>2019121312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313">
            <text:p>2019121313</text:p>
          </table:table-cell>
          <table:table-cell office:value-type="string">
            <text:p><text:s text:c="4"/>3</text:p>
          </table:table-cell>
          <table:table-cell office:value-type="string">
            <text:p><text:s text:c="3"/>0.2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314">
            <text:p>2019121314</text:p>
          </table:table-cell>
          <table:table-cell office:value-type="string">
            <text:p><text:s text:c="4"/>3</text:p>
          </table:table-cell>
          <table:table-cell office:value-type="string">
            <text:p><text:s text:c="3"/>0.5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315">
            <text:p>2019121315</text:p>
          </table:table-cell>
          <table:table-cell office:value-type="string">
            <text:p><text:s text:c="4"/>3</text:p>
          </table:table-cell>
          <table:table-cell office:value-type="string">
            <text:p><text:s text:c="3"/>0.4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316">
            <text:p>2019121316</text:p>
          </table:table-cell>
          <table:table-cell office:value-type="string">
            <text:p><text:s text:c="4"/>3</text:p>
          </table:table-cell>
          <table:table-cell office:value-type="string">
            <text:p><text:s text:c="3"/>0.4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317">
            <text:p>2019121317</text:p>
          </table:table-cell>
          <table:table-cell office:value-type="string">
            <text:p><text:s text:c="4"/>3</text:p>
          </table:table-cell>
          <table:table-cell office:value-type="string">
            <text:p><text:s text:c="3"/>1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318">
            <text:p>2019121318</text:p>
          </table:table-cell>
          <table:table-cell office:value-type="string">
            <text:p><text:s text:c="4"/>3</text:p>
          </table:table-cell>
          <table:table-cell office:value-type="string">
            <text:p><text:s text:c="3"/>1.4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319">
            <text:p>2019121319</text:p>
          </table:table-cell>
          <table:table-cell office:value-type="string">
            <text:p><text:s text:c="4"/>3</text:p>
          </table:table-cell>
          <table:table-cell office:value-type="string">
            <text:p><text:s text:c="3"/>0.3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320">
            <text:p>2019121320</text:p>
          </table:table-cell>
          <table:table-cell office:value-type="string">
            <text:p><text:s text:c="4"/>3</text:p>
          </table:table-cell>
          <table:table-cell office:value-type="string">
            <text:p><text:s text:c="3"/>0.7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321">
            <text:p>2019121321</text:p>
          </table:table-cell>
          <table:table-cell office:value-type="string">
            <text:p><text:s text:c="4"/>3</text:p>
          </table:table-cell>
          <table:table-cell office:value-type="string">
            <text:p><text:s text:c="3"/>0.5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322">
            <text:p>20191213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323">
            <text:p>20191213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400">
            <text:p>20191214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401">
            <text:p>20191214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402">
            <text:p>20191214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403">
            <text:p>2019121403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404">
            <text:p>2019121404</text:p>
          </table:table-cell>
          <table:table-cell office:value-type="string">
            <text:p><text:s text:c="4"/>3</text:p>
          </table:table-cell>
          <table:table-cell office:value-type="string">
            <text:p><text:s text:c="3"/>1.7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405">
            <text:p>2019121405</text:p>
          </table:table-cell>
          <table:table-cell office:value-type="string">
            <text:p><text:s text:c="4"/>3</text:p>
          </table:table-cell>
          <table:table-cell office:value-type="string">
            <text:p><text:s text:c="3"/>2.7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406">
            <text:p>2019121406</text:p>
          </table:table-cell>
          <table:table-cell office:value-type="string">
            <text:p><text:s text:c="4"/>3</text:p>
          </table:table-cell>
          <table:table-cell office:value-type="string">
            <text:p><text:s text:c="3"/>0.9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407">
            <text:p>2019121407</text:p>
          </table:table-cell>
          <table:table-cell office:value-type="string">
            <text:p><text:s text:c="4"/>3</text:p>
          </table:table-cell>
          <table:table-cell office:value-type="string">
            <text:p><text:s text:c="3"/>0.4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408">
            <text:p>20191214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409">
            <text:p>20191214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410">
            <text:p>2019121410</text:p>
          </table:table-cell>
          <table:table-cell office:value-type="string">
            <text:p><text:s text:c="4"/>3</text:p>
          </table:table-cell>
          <table:table-cell office:value-type="string">
            <text:p><text:s text:c="3"/>0.2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411">
            <text:p>2019121411</text:p>
          </table:table-cell>
          <table:table-cell office:value-type="string">
            <text:p><text:s text:c="4"/>3</text:p>
          </table:table-cell>
          <table:table-cell office:value-type="string">
            <text:p><text:s text:c="3"/>1.7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412">
            <text:p>20191214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413">
            <text:p>20191214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414">
            <text:p>20191214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415">
            <text:p>2019121415</text:p>
          </table:table-cell>
          <table:table-cell office:value-type="string">
            <text:p><text:s text:c="4"/>3</text:p>
          </table:table-cell>
          <table:table-cell office:value-type="string">
            <text:p><text:s text:c="3"/>1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416">
            <text:p>2019121416</text:p>
          </table:table-cell>
          <table:table-cell office:value-type="string">
            <text:p><text:s text:c="4"/>3</text:p>
          </table:table-cell>
          <table:table-cell office:value-type="string">
            <text:p><text:s text:c="3"/>6.4</text:p>
          </table:table-cell>
          <table:table-cell office:value-type="string">
            <text:p><text:s text:c="3"/>1</text:p>
          </table:table-cell>
          <table:table-cell office:value-type="string">
            <text:p><text:s text:c="3"/>8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417">
            <text:p>20191214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418">
            <text:p>20191214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419">
            <text:p>20191214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420">
            <text:p>20191214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421">
            <text:p>20191214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422">
            <text:p>20191214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423">
            <text:p>20191214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500">
            <text:p>20191215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501">
            <text:p>20191215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502">
            <text:p>20191215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503">
            <text:p>2019121503</text:p>
          </table:table-cell>
          <table:table-cell office:value-type="string">
            <text:p><text:s text:c="4"/>3</text:p>
          </table:table-cell>
          <table:table-cell office:value-type="string">
            <text:p><text:s text:c="3"/>0.8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504">
            <text:p>20191215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505">
            <text:p>2019121505</text:p>
          </table:table-cell>
          <table:table-cell office:value-type="string">
            <text:p><text:s text:c="4"/>3</text:p>
          </table:table-cell>
          <table:table-cell office:value-type="string">
            <text:p><text:s text:c="3"/>1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506">
            <text:p>20191215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507">
            <text:p>2019121507</text:p>
          </table:table-cell>
          <table:table-cell office:value-type="string">
            <text:p><text:s text:c="4"/>3</text:p>
          </table:table-cell>
          <table:table-cell office:value-type="string">
            <text:p><text:s text:c="3"/>2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508">
            <text:p>20191215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509">
            <text:p>20191215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510">
            <text:p>20191215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511">
            <text:p>20191215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512">
            <text:p>20191215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513">
            <text:p>20191215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514">
            <text:p>20191215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515">
            <text:p>20191215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516">
            <text:p>20191215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517">
            <text:p>20191215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518">
            <text:p>20191215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519">
            <text:p>20191215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520">
            <text:p>20191215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521">
            <text:p>20191215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522">
            <text:p>20191215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523">
            <text:p>20191215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600">
            <text:p>20191216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601">
            <text:p>20191216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602">
            <text:p>20191216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603">
            <text:p>20191216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604">
            <text:p>20191216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605">
            <text:p>20191216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606">
            <text:p>20191216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607">
            <text:p>20191216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608">
            <text:p>20191216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609">
            <text:p>20191216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610">
            <text:p>20191216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611">
            <text:p>20191216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612">
            <text:p>20191216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613">
            <text:p>20191216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614">
            <text:p>20191216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615">
            <text:p>20191216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616">
            <text:p>20191216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617">
            <text:p>20191216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618">
            <text:p>20191216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619">
            <text:p>20191216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620">
            <text:p>20191216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621">
            <text:p>20191216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622">
            <text:p>20191216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623">
            <text:p>20191216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700">
            <text:p>20191217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701">
            <text:p>20191217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702">
            <text:p>20191217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703">
            <text:p>20191217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704">
            <text:p>20191217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705">
            <text:p>20191217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706">
            <text:p>20191217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707">
            <text:p>20191217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708">
            <text:p>20191217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709">
            <text:p>20191217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710">
            <text:p>20191217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711">
            <text:p>20191217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712">
            <text:p>20191217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713">
            <text:p>20191217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714">
            <text:p>20191217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715">
            <text:p>20191217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716">
            <text:p>20191217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717">
            <text:p>20191217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718">
            <text:p>20191217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719">
            <text:p>2019121719</text:p>
          </table:table-cell>
          <table:table-cell office:value-type="string">
            <text:p><text:s text:c="4"/>3</text:p>
          </table:table-cell>
          <table:table-cell office:value-type="string">
            <text:p><text:s text:c="3"/>0.2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720">
            <text:p>2019121720</text:p>
          </table:table-cell>
          <table:table-cell office:value-type="string">
            <text:p><text:s text:c="4"/>3</text:p>
          </table:table-cell>
          <table:table-cell office:value-type="string">
            <text:p><text:s text:c="3"/>0.2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721">
            <text:p>2019121721</text:p>
          </table:table-cell>
          <table:table-cell office:value-type="string">
            <text:p><text:s text:c="4"/>3</text:p>
          </table:table-cell>
          <table:table-cell office:value-type="string">
            <text:p><text:s text:c="3"/>4.7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722">
            <text:p>2019121722</text:p>
          </table:table-cell>
          <table:table-cell office:value-type="string">
            <text:p><text:s text:c="4"/>3</text:p>
          </table:table-cell>
          <table:table-cell office:value-type="string">
            <text:p><text:s text:c="3"/>0.8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723">
            <text:p>2019121723</text:p>
          </table:table-cell>
          <table:table-cell office:value-type="string">
            <text:p><text:s text:c="4"/>3</text:p>
          </table:table-cell>
          <table:table-cell office:value-type="string">
            <text:p><text:s text:c="3"/>0.4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800">
            <text:p>20191218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801">
            <text:p>20191218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802">
            <text:p>20191218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803">
            <text:p>20191218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804">
            <text:p>20191218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805">
            <text:p>20191218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806">
            <text:p>20191218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807">
            <text:p>20191218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808">
            <text:p>20191218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809">
            <text:p>20191218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810">
            <text:p>20191218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811">
            <text:p>20191218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812">
            <text:p>20191218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813">
            <text:p>20191218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814">
            <text:p>20191218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815">
            <text:p>20191218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816">
            <text:p>20191218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817">
            <text:p>20191218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818">
            <text:p>20191218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819">
            <text:p>20191218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820">
            <text:p>20191218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821">
            <text:p>20191218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822">
            <text:p>20191218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823">
            <text:p>20191218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900">
            <text:p>20191219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901">
            <text:p>20191219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902">
            <text:p>20191219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903">
            <text:p>20191219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904">
            <text:p>20191219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905">
            <text:p>20191219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906">
            <text:p>20191219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907">
            <text:p>20191219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908">
            <text:p>20191219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909">
            <text:p>20191219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910">
            <text:p>20191219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911">
            <text:p>20191219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912">
            <text:p>20191219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913">
            <text:p>20191219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914">
            <text:p>20191219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915">
            <text:p>20191219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916">
            <text:p>20191219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917">
            <text:p>20191219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918">
            <text:p>20191219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919">
            <text:p>20191219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920">
            <text:p>20191219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921">
            <text:p>20191219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922">
            <text:p>20191219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1923">
            <text:p>20191219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000">
            <text:p>20191220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001">
            <text:p>20191220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002">
            <text:p>20191220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003">
            <text:p>20191220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004">
            <text:p>20191220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005">
            <text:p>20191220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006">
            <text:p>20191220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007">
            <text:p>20191220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008">
            <text:p>20191220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009">
            <text:p>20191220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010">
            <text:p>20191220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011">
            <text:p>2019122011</text:p>
          </table:table-cell>
          <table:table-cell office:value-type="string">
            <text:p><text:s text:c="4"/>3</text:p>
          </table:table-cell>
          <table:table-cell office:value-type="string">
            <text:p><text:s text:c="3"/>0.5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012">
            <text:p>2019122012</text:p>
          </table:table-cell>
          <table:table-cell office:value-type="string">
            <text:p><text:s text:c="4"/>3</text:p>
          </table:table-cell>
          <table:table-cell office:value-type="string">
            <text:p><text:s text:c="3"/>0.9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013">
            <text:p>2019122013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014">
            <text:p>20191220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015">
            <text:p>20191220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016">
            <text:p>20191220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017">
            <text:p>20191220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018">
            <text:p>2019122018</text:p>
          </table:table-cell>
          <table:table-cell office:value-type="string">
            <text:p><text:s text:c="4"/>3</text:p>
          </table:table-cell>
          <table:table-cell office:value-type="string">
            <text:p><text:s text:c="3"/>2.4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019">
            <text:p>20191220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020">
            <text:p>20191220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021">
            <text:p>20191220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022">
            <text:p>20191220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023">
            <text:p>20191220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100">
            <text:p>20191221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101">
            <text:p>20191221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102">
            <text:p>20191221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103">
            <text:p>20191221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104">
            <text:p>20191221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105">
            <text:p>20191221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106">
            <text:p>20191221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107">
            <text:p>20191221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108">
            <text:p>20191221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109">
            <text:p>20191221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110">
            <text:p>20191221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111">
            <text:p>20191221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112">
            <text:p>20191221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113">
            <text:p>20191221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114">
            <text:p>20191221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115">
            <text:p>20191221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116">
            <text:p>20191221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117">
            <text:p>20191221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118">
            <text:p>20191221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119">
            <text:p>20191221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120">
            <text:p>20191221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121">
            <text:p>20191221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122">
            <text:p>20191221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123">
            <text:p>20191221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200">
            <text:p>20191222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201">
            <text:p>2019122201</text:p>
          </table:table-cell>
          <table:table-cell office:value-type="string">
            <text:p><text:s text:c="4"/>3</text:p>
          </table:table-cell>
          <table:table-cell office:value-type="string">
            <text:p><text:s text:c="3"/>0.4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202">
            <text:p>2019122202</text:p>
          </table:table-cell>
          <table:table-cell office:value-type="string">
            <text:p><text:s text:c="4"/>3</text:p>
          </table:table-cell>
          <table:table-cell office:value-type="string">
            <text:p><text:s text:c="3"/>0.9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203">
            <text:p>20191222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204">
            <text:p>20191222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205">
            <text:p>20191222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206">
            <text:p>20191222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207">
            <text:p>20191222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208">
            <text:p>20191222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209">
            <text:p>20191222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210">
            <text:p>20191222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211">
            <text:p>20191222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212">
            <text:p>2019122212</text:p>
          </table:table-cell>
          <table:table-cell office:value-type="string">
            <text:p><text:s text:c="4"/>3</text:p>
          </table:table-cell>
          <table:table-cell office:value-type="string">
            <text:p><text:s text:c="3"/>0.2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213">
            <text:p>2019122213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214">
            <text:p>2019122214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215">
            <text:p>2019122215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216">
            <text:p>2019122216</text:p>
          </table:table-cell>
          <table:table-cell office:value-type="string">
            <text:p><text:s text:c="4"/>3</text:p>
          </table:table-cell>
          <table:table-cell office:value-type="string">
            <text:p><text:s text:c="3"/>2.3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217">
            <text:p>2019122217</text:p>
          </table:table-cell>
          <table:table-cell office:value-type="string">
            <text:p><text:s text:c="4"/>3</text:p>
          </table:table-cell>
          <table:table-cell office:value-type="string">
            <text:p><text:s text:c="3"/>1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218">
            <text:p>2019122218</text:p>
          </table:table-cell>
          <table:table-cell office:value-type="string">
            <text:p><text:s text:c="4"/>3</text:p>
          </table:table-cell>
          <table:table-cell office:value-type="string">
            <text:p><text:s text:c="3"/>2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219">
            <text:p>2019122219</text:p>
          </table:table-cell>
          <table:table-cell office:value-type="string">
            <text:p><text:s text:c="4"/>3</text:p>
          </table:table-cell>
          <table:table-cell office:value-type="string">
            <text:p><text:s text:c="3"/>0.2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220">
            <text:p>2019122220</text:p>
          </table:table-cell>
          <table:table-cell office:value-type="string">
            <text:p><text:s text:c="4"/>3</text:p>
          </table:table-cell>
          <table:table-cell office:value-type="string">
            <text:p><text:s text:c="3"/>0.8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221">
            <text:p>2019122221</text:p>
          </table:table-cell>
          <table:table-cell office:value-type="string">
            <text:p><text:s text:c="4"/>3</text:p>
          </table:table-cell>
          <table:table-cell office:value-type="string">
            <text:p><text:s text:c="3"/>0.4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222">
            <text:p>2019122222</text:p>
          </table:table-cell>
          <table:table-cell office:value-type="string">
            <text:p><text:s text:c="4"/>3</text:p>
          </table:table-cell>
          <table:table-cell office:value-type="string">
            <text:p><text:s text:c="3"/>0.3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223">
            <text:p>20191222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300">
            <text:p>20191223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301">
            <text:p>20191223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302">
            <text:p>20191223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303">
            <text:p>2019122303</text:p>
          </table:table-cell>
          <table:table-cell office:value-type="string">
            <text:p><text:s text:c="4"/>3</text:p>
          </table:table-cell>
          <table:table-cell office:value-type="string">
            <text:p><text:s text:c="3"/>0.2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304">
            <text:p>20191223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305">
            <text:p>20191223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306">
            <text:p>2019122306</text:p>
          </table:table-cell>
          <table:table-cell office:value-type="string">
            <text:p><text:s text:c="4"/>3</text:p>
          </table:table-cell>
          <table:table-cell office:value-type="string">
            <text:p><text:s text:c="3"/>0.2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307">
            <text:p>2019122307</text:p>
          </table:table-cell>
          <table:table-cell office:value-type="string">
            <text:p><text:s text:c="4"/>3</text:p>
          </table:table-cell>
          <table:table-cell office:value-type="string">
            <text:p><text:s text:c="3"/>0.8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308">
            <text:p>20191223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309">
            <text:p>20191223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310">
            <text:p>20191223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311">
            <text:p>20191223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312">
            <text:p>20191223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313">
            <text:p>20191223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314">
            <text:p>2019122314</text:p>
          </table:table-cell>
          <table:table-cell office:value-type="string">
            <text:p><text:s text:c="4"/>3</text:p>
          </table:table-cell>
          <table:table-cell office:value-type="string">
            <text:p><text:s text:c="3"/>0.3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315">
            <text:p>2019122315</text:p>
          </table:table-cell>
          <table:table-cell office:value-type="string">
            <text:p><text:s text:c="4"/>3</text:p>
          </table:table-cell>
          <table:table-cell office:value-type="string">
            <text:p><text:s text:c="3"/>0.6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316">
            <text:p>2019122316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317">
            <text:p>2019122317</text:p>
          </table:table-cell>
          <table:table-cell office:value-type="string">
            <text:p><text:s text:c="4"/>3</text:p>
          </table:table-cell>
          <table:table-cell office:value-type="string">
            <text:p><text:s text:c="3"/>0.3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318">
            <text:p>20191223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319">
            <text:p>2019122319</text:p>
          </table:table-cell>
          <table:table-cell office:value-type="string">
            <text:p><text:s text:c="4"/>3</text:p>
          </table:table-cell>
          <table:table-cell office:value-type="string">
            <text:p><text:s text:c="3"/>0.2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320">
            <text:p>20191223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321">
            <text:p>2019122321</text:p>
          </table:table-cell>
          <table:table-cell office:value-type="string">
            <text:p><text:s text:c="4"/>3</text:p>
          </table:table-cell>
          <table:table-cell office:value-type="string">
            <text:p><text:s text:c="3"/>0.2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322">
            <text:p>2019122322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323">
            <text:p>20191223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400">
            <text:p>20191224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401">
            <text:p>20191224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402">
            <text:p>20191224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403">
            <text:p>20191224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404">
            <text:p>20191224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405">
            <text:p>20191224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406">
            <text:p>20191224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407">
            <text:p>20191224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408">
            <text:p>2019122408</text:p>
          </table:table-cell>
          <table:table-cell office:value-type="string">
            <text:p><text:s text:c="4"/>3</text:p>
          </table:table-cell>
          <table:table-cell office:value-type="string">
            <text:p><text:s text:c="3"/>0.6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409">
            <text:p>2019122409</text:p>
          </table:table-cell>
          <table:table-cell office:value-type="string">
            <text:p><text:s text:c="4"/>3</text:p>
          </table:table-cell>
          <table:table-cell office:value-type="string">
            <text:p><text:s text:c="3"/>0.3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410">
            <text:p>2019122410</text:p>
          </table:table-cell>
          <table:table-cell office:value-type="string">
            <text:p><text:s text:c="4"/>3</text:p>
          </table:table-cell>
          <table:table-cell office:value-type="string">
            <text:p><text:s text:c="3"/>1.5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411">
            <text:p>2019122411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412">
            <text:p>2019122412</text:p>
          </table:table-cell>
          <table:table-cell office:value-type="string">
            <text:p><text:s text:c="4"/>3</text:p>
          </table:table-cell>
          <table:table-cell office:value-type="string">
            <text:p><text:s text:c="3"/>0.2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413">
            <text:p>20191224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414">
            <text:p>20191224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415">
            <text:p>20191224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416">
            <text:p>2019122416</text:p>
          </table:table-cell>
          <table:table-cell office:value-type="string">
            <text:p><text:s text:c="4"/>3</text:p>
          </table:table-cell>
          <table:table-cell office:value-type="string">
            <text:p><text:s text:c="3"/>0.9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417">
            <text:p>2019122417</text:p>
          </table:table-cell>
          <table:table-cell office:value-type="string">
            <text:p><text:s text:c="4"/>3</text:p>
          </table:table-cell>
          <table:table-cell office:value-type="string">
            <text:p><text:s text:c="3"/>0.5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418">
            <text:p>2019122418</text:p>
          </table:table-cell>
          <table:table-cell office:value-type="string">
            <text:p><text:s text:c="4"/>3</text:p>
          </table:table-cell>
          <table:table-cell office:value-type="string">
            <text:p><text:s text:c="3"/>0.4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419">
            <text:p>20191224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420">
            <text:p>2019122420</text:p>
          </table:table-cell>
          <table:table-cell office:value-type="string">
            <text:p><text:s text:c="4"/>3</text:p>
          </table:table-cell>
          <table:table-cell office:value-type="string">
            <text:p><text:s text:c="3"/>0.4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421">
            <text:p>2019122421</text:p>
          </table:table-cell>
          <table:table-cell office:value-type="string">
            <text:p><text:s text:c="4"/>3</text:p>
          </table:table-cell>
          <table:table-cell office:value-type="string">
            <text:p><text:s text:c="3"/>0.4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422">
            <text:p>20191224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423">
            <text:p>2019122423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500">
            <text:p>2019122500</text:p>
          </table:table-cell>
          <table:table-cell office:value-type="string">
            <text:p><text:s text:c="4"/>3</text:p>
          </table:table-cell>
          <table:table-cell office:value-type="string">
            <text:p><text:s text:c="3"/>0.3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501">
            <text:p>20191225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502">
            <text:p>20191225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503">
            <text:p>20191225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504">
            <text:p>2019122504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505">
            <text:p>20191225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506">
            <text:p>20191225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507">
            <text:p>20191225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508">
            <text:p>2019122508</text:p>
          </table:table-cell>
          <table:table-cell office:value-type="string">
            <text:p><text:s text:c="4"/>3</text:p>
          </table:table-cell>
          <table:table-cell office:value-type="string">
            <text:p><text:s text:c="3"/>1.7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509">
            <text:p>2019122509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510">
            <text:p>20191225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511">
            <text:p>20191225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512">
            <text:p>20191225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513">
            <text:p>20191225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514">
            <text:p>20191225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515">
            <text:p>20191225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516">
            <text:p>2019122516</text:p>
          </table:table-cell>
          <table:table-cell office:value-type="string">
            <text:p><text:s text:c="4"/>3</text:p>
          </table:table-cell>
          <table:table-cell office:value-type="string">
            <text:p><text:s text:c="3"/>0.2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517">
            <text:p>20191225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518">
            <text:p>20191225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519">
            <text:p>20191225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520">
            <text:p>20191225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521">
            <text:p>20191225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522">
            <text:p>20191225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523">
            <text:p>20191225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600">
            <text:p>20191226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601">
            <text:p>20191226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602">
            <text:p>20191226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603">
            <text:p>20191226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604">
            <text:p>20191226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605">
            <text:p>20191226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606">
            <text:p>20191226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607">
            <text:p>20191226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608">
            <text:p>20191226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609">
            <text:p>20191226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610">
            <text:p>20191226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611">
            <text:p>20191226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612">
            <text:p>20191226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613">
            <text:p>20191226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614">
            <text:p>20191226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615">
            <text:p>20191226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616">
            <text:p>20191226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617">
            <text:p>20191226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618">
            <text:p>20191226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619">
            <text:p>20191226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620">
            <text:p>20191226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621">
            <text:p>20191226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622">
            <text:p>20191226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623">
            <text:p>20191226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700">
            <text:p>20191227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701">
            <text:p>20191227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702">
            <text:p>20191227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703">
            <text:p>20191227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704">
            <text:p>20191227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705">
            <text:p>20191227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706">
            <text:p>20191227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707">
            <text:p>20191227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708">
            <text:p>20191227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709">
            <text:p>20191227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710">
            <text:p>20191227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711">
            <text:p>20191227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712">
            <text:p>20191227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713">
            <text:p>20191227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714">
            <text:p>20191227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715">
            <text:p>20191227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716">
            <text:p>20191227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717">
            <text:p>20191227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718">
            <text:p>20191227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719">
            <text:p>20191227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720">
            <text:p>20191227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721">
            <text:p>20191227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722">
            <text:p>20191227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723">
            <text:p>20191227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800">
            <text:p>20191228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801">
            <text:p>20191228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802">
            <text:p>20191228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803">
            <text:p>20191228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804">
            <text:p>20191228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805">
            <text:p>20191228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806">
            <text:p>20191228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807">
            <text:p>20191228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808">
            <text:p>20191228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809">
            <text:p>20191228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810">
            <text:p>20191228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811">
            <text:p>20191228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812">
            <text:p>20191228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813">
            <text:p>20191228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814">
            <text:p>20191228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815">
            <text:p>20191228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816">
            <text:p>20191228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817">
            <text:p>20191228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818">
            <text:p>20191228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819">
            <text:p>20191228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820">
            <text:p>20191228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821">
            <text:p>20191228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822">
            <text:p>20191228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823">
            <text:p>20191228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900">
            <text:p>20191229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901">
            <text:p>20191229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902">
            <text:p>20191229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903">
            <text:p>20191229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904">
            <text:p>20191229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905">
            <text:p>20191229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906">
            <text:p>20191229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907">
            <text:p>20191229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908">
            <text:p>20191229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909">
            <text:p>20191229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910">
            <text:p>20191229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911">
            <text:p>20191229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912">
            <text:p>20191229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913">
            <text:p>20191229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914">
            <text:p>20191229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915">
            <text:p>20191229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916">
            <text:p>20191229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917">
            <text:p>20191229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918">
            <text:p>20191229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919">
            <text:p>20191229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920">
            <text:p>20191229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921">
            <text:p>20191229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922">
            <text:p>20191229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2923">
            <text:p>20191229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000">
            <text:p>20191230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001">
            <text:p>20191230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002">
            <text:p>20191230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003">
            <text:p>20191230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004">
            <text:p>20191230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005">
            <text:p>20191230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006">
            <text:p>20191230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007">
            <text:p>20191230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008">
            <text:p>20191230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009">
            <text:p>20191230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010">
            <text:p>20191230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011">
            <text:p>20191230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012">
            <text:p>20191230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013">
            <text:p>20191230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014">
            <text:p>20191230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015">
            <text:p>20191230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016">
            <text:p>20191230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017">
            <text:p>20191230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018">
            <text:p>20191230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019">
            <text:p>20191230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020">
            <text:p>20191230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021">
            <text:p>20191230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022">
            <text:p>20191230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023">
            <text:p>20191230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100">
            <text:p>20191231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101">
            <text:p>20191231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102">
            <text:p>20191231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103">
            <text:p>20191231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104">
            <text:p>20191231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105">
            <text:p>20191231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106">
            <text:p>20191231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107">
            <text:p>2019123107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108">
            <text:p>2019123108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109">
            <text:p>20191231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110">
            <text:p>20191231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111">
            <text:p>20191231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112">
            <text:p>20191231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113">
            <text:p>20191231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114">
            <text:p>20191231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115">
            <text:p>20191231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116">
            <text:p>20191231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117">
            <text:p>20191231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118">
            <text:p>20191231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119">
            <text:p>20191231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120">
            <text:p>20191231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121">
            <text:p>20191231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122">
            <text:p>20191231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19123123">
            <text:p>20191231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100">
            <text:p>20200101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101">
            <text:p>20200101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102">
            <text:p>20200101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103">
            <text:p>20200101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104">
            <text:p>20200101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105">
            <text:p>20200101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106">
            <text:p>20200101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107">
            <text:p>20200101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108">
            <text:p>20200101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109">
            <text:p>20200101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110">
            <text:p>20200101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111">
            <text:p>20200101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112">
            <text:p>20200101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113">
            <text:p>20200101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114">
            <text:p>20200101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115">
            <text:p>20200101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116">
            <text:p>20200101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117">
            <text:p>20200101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118">
            <text:p>20200101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119">
            <text:p>20200101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120">
            <text:p>20200101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121">
            <text:p>20200101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122">
            <text:p>20200101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123">
            <text:p>20200101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200">
            <text:p>20200102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201">
            <text:p>20200102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202">
            <text:p>20200102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203">
            <text:p>20200102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204">
            <text:p>20200102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205">
            <text:p>20200102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206">
            <text:p>20200102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207">
            <text:p>20200102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208">
            <text:p>20200102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209">
            <text:p>20200102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210">
            <text:p>20200102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211">
            <text:p>20200102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212">
            <text:p>20200102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213">
            <text:p>20200102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214">
            <text:p>20200102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215">
            <text:p>20200102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216">
            <text:p>20200102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217">
            <text:p>20200102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218">
            <text:p>20200102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219">
            <text:p>20200102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220">
            <text:p>20200102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221">
            <text:p>20200102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222">
            <text:p>20200102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223">
            <text:p>20200102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300">
            <text:p>20200103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301">
            <text:p>20200103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302">
            <text:p>20200103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303">
            <text:p>20200103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304">
            <text:p>20200103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305">
            <text:p>20200103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306">
            <text:p>20200103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307">
            <text:p>20200103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308">
            <text:p>20200103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309">
            <text:p>2020010309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310">
            <text:p>2020010310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311">
            <text:p>2020010311</text:p>
          </table:table-cell>
          <table:table-cell office:value-type="string">
            <text:p><text:s text:c="4"/>3</text:p>
          </table:table-cell>
          <table:table-cell office:value-type="string">
            <text:p><text:s text:c="3"/>0.4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312">
            <text:p>20200103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313">
            <text:p>2020010313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314">
            <text:p>2020010314</text:p>
          </table:table-cell>
          <table:table-cell office:value-type="string">
            <text:p><text:s text:c="4"/>3</text:p>
          </table:table-cell>
          <table:table-cell office:value-type="string">
            <text:p><text:s text:c="3"/>0.6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315">
            <text:p>2020010315</text:p>
          </table:table-cell>
          <table:table-cell office:value-type="string">
            <text:p><text:s text:c="4"/>3</text:p>
          </table:table-cell>
          <table:table-cell office:value-type="string">
            <text:p><text:s text:c="3"/>0.9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316">
            <text:p>2020010316</text:p>
          </table:table-cell>
          <table:table-cell office:value-type="string">
            <text:p><text:s text:c="4"/>3</text:p>
          </table:table-cell>
          <table:table-cell office:value-type="string">
            <text:p><text:s text:c="3"/>0.8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317">
            <text:p>2020010317</text:p>
          </table:table-cell>
          <table:table-cell office:value-type="string">
            <text:p><text:s text:c="4"/>3</text:p>
          </table:table-cell>
          <table:table-cell office:value-type="string">
            <text:p><text:s text:c="3"/>0.5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318">
            <text:p>2020010318</text:p>
          </table:table-cell>
          <table:table-cell office:value-type="string">
            <text:p><text:s text:c="4"/>3</text:p>
          </table:table-cell>
          <table:table-cell office:value-type="string">
            <text:p><text:s text:c="3"/>0.9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319">
            <text:p>20200103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320">
            <text:p>20200103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321">
            <text:p>20200103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322">
            <text:p>20200103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323">
            <text:p>20200103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400">
            <text:p>20200104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401">
            <text:p>20200104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402">
            <text:p>20200104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403">
            <text:p>20200104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404">
            <text:p>20200104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405">
            <text:p>20200104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406">
            <text:p>20200104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407">
            <text:p>20200104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408">
            <text:p>20200104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409">
            <text:p>20200104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410">
            <text:p>20200104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411">
            <text:p>20200104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412">
            <text:p>20200104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413">
            <text:p>20200104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414">
            <text:p>20200104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415">
            <text:p>20200104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416">
            <text:p>20200104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417">
            <text:p>2020010417</text:p>
          </table:table-cell>
          <table:table-cell office:value-type="string">
            <text:p><text:s text:c="4"/>3</text:p>
          </table:table-cell>
          <table:table-cell office:value-type="string">
            <text:p><text:s text:c="3"/>0.3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418">
            <text:p>2020010418</text:p>
          </table:table-cell>
          <table:table-cell office:value-type="string">
            <text:p><text:s text:c="4"/>3</text:p>
          </table:table-cell>
          <table:table-cell office:value-type="string">
            <text:p><text:s text:c="3"/>0.5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419">
            <text:p>2020010419</text:p>
          </table:table-cell>
          <table:table-cell office:value-type="string">
            <text:p><text:s text:c="4"/>3</text:p>
          </table:table-cell>
          <table:table-cell office:value-type="string">
            <text:p><text:s text:c="3"/>0.4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420">
            <text:p>2020010420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421">
            <text:p>2020010421</text:p>
          </table:table-cell>
          <table:table-cell office:value-type="string">
            <text:p><text:s text:c="4"/>3</text:p>
          </table:table-cell>
          <table:table-cell office:value-type="string">
            <text:p><text:s text:c="3"/>1.3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422">
            <text:p>2020010422</text:p>
          </table:table-cell>
          <table:table-cell office:value-type="string">
            <text:p><text:s text:c="4"/>3</text:p>
          </table:table-cell>
          <table:table-cell office:value-type="string">
            <text:p><text:s text:c="3"/>0.6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423">
            <text:p>2020010423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500">
            <text:p>2020010500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501">
            <text:p>20200105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502">
            <text:p>2020010502</text:p>
          </table:table-cell>
          <table:table-cell office:value-type="string">
            <text:p><text:s text:c="4"/>3</text:p>
          </table:table-cell>
          <table:table-cell office:value-type="string">
            <text:p><text:s text:c="3"/>0.8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503">
            <text:p>2020010503</text:p>
          </table:table-cell>
          <table:table-cell office:value-type="string">
            <text:p><text:s text:c="4"/>3</text:p>
          </table:table-cell>
          <table:table-cell office:value-type="string">
            <text:p><text:s text:c="3"/>1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504">
            <text:p>2020010504</text:p>
          </table:table-cell>
          <table:table-cell office:value-type="string">
            <text:p><text:s text:c="4"/>3</text:p>
          </table:table-cell>
          <table:table-cell office:value-type="string">
            <text:p><text:s text:c="3"/>0.7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505">
            <text:p>2020010505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506">
            <text:p>20200105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507">
            <text:p>20200105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508">
            <text:p>20200105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509">
            <text:p>20200105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510">
            <text:p>20200105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511">
            <text:p>20200105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512">
            <text:p>20200105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513">
            <text:p>20200105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514">
            <text:p>20200105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515">
            <text:p>20200105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516">
            <text:p>20200105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517">
            <text:p>20200105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518">
            <text:p>20200105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519">
            <text:p>20200105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520">
            <text:p>20200105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521">
            <text:p>20200105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522">
            <text:p>20200105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523">
            <text:p>20200105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600">
            <text:p>20200106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601">
            <text:p>20200106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602">
            <text:p>20200106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603">
            <text:p>20200106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604">
            <text:p>20200106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605">
            <text:p>20200106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606">
            <text:p>20200106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607">
            <text:p>20200106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608">
            <text:p>20200106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609">
            <text:p>20200106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610">
            <text:p>20200106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611">
            <text:p>20200106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612">
            <text:p>20200106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613">
            <text:p>20200106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614">
            <text:p>20200106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615">
            <text:p>20200106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616">
            <text:p>20200106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617">
            <text:p>20200106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618">
            <text:p>20200106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619">
            <text:p>20200106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620">
            <text:p>20200106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621">
            <text:p>20200106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622">
            <text:p>20200106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623">
            <text:p>20200106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700">
            <text:p>20200107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701">
            <text:p>20200107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702">
            <text:p>2020010702</text:p>
          </table:table-cell>
          <table:table-cell office:value-type="string">
            <text:p><text:s text:c="4"/>3</text:p>
          </table:table-cell>
          <table:table-cell office:value-type="string">
            <text:p><text:s text:c="3"/>0.6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703">
            <text:p>2020010703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704">
            <text:p>2020010704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705">
            <text:p>20200107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706">
            <text:p>20200107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707">
            <text:p>20200107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708">
            <text:p>20200107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709">
            <text:p>20200107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710">
            <text:p>20200107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711">
            <text:p>20200107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712">
            <text:p>20200107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713">
            <text:p>20200107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714">
            <text:p>20200107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715">
            <text:p>20200107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716">
            <text:p>20200107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717">
            <text:p>20200107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718">
            <text:p>20200107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719">
            <text:p>20200107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720">
            <text:p>20200107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721">
            <text:p>20200107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722">
            <text:p>20200107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723">
            <text:p>20200107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800">
            <text:p>20200108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801">
            <text:p>20200108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802">
            <text:p>20200108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803">
            <text:p>20200108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804">
            <text:p>20200108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805">
            <text:p>20200108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806">
            <text:p>20200108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807">
            <text:p>2020010807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808">
            <text:p>20200108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809">
            <text:p>20200108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810">
            <text:p>2020010810</text:p>
          </table:table-cell>
          <table:table-cell office:value-type="string">
            <text:p><text:s text:c="4"/>3</text:p>
          </table:table-cell>
          <table:table-cell office:value-type="string">
            <text:p><text:s text:c="3"/>0.3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811">
            <text:p>2020010811</text:p>
          </table:table-cell>
          <table:table-cell office:value-type="string">
            <text:p><text:s text:c="4"/>3</text:p>
          </table:table-cell>
          <table:table-cell office:value-type="string">
            <text:p><text:s text:c="3"/>0.2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812">
            <text:p>2020010812</text:p>
          </table:table-cell>
          <table:table-cell office:value-type="string">
            <text:p><text:s text:c="4"/>3</text:p>
          </table:table-cell>
          <table:table-cell office:value-type="string">
            <text:p><text:s text:c="3"/>0.2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813">
            <text:p>2020010813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814">
            <text:p>2020010814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815">
            <text:p>2020010815</text:p>
          </table:table-cell>
          <table:table-cell office:value-type="string">
            <text:p><text:s text:c="4"/>3</text:p>
          </table:table-cell>
          <table:table-cell office:value-type="string">
            <text:p><text:s text:c="3"/>0.2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816">
            <text:p>2020010816</text:p>
          </table:table-cell>
          <table:table-cell office:value-type="string">
            <text:p><text:s text:c="4"/>3</text:p>
          </table:table-cell>
          <table:table-cell office:value-type="string">
            <text:p><text:s text:c="3"/>0.2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817">
            <text:p>2020010817</text:p>
          </table:table-cell>
          <table:table-cell office:value-type="string">
            <text:p><text:s text:c="4"/>3</text:p>
          </table:table-cell>
          <table:table-cell office:value-type="string">
            <text:p><text:s text:c="3"/>0.2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818">
            <text:p>2020010818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819">
            <text:p>2020010819</text:p>
          </table:table-cell>
          <table:table-cell office:value-type="string">
            <text:p><text:s text:c="4"/>3</text:p>
          </table:table-cell>
          <table:table-cell office:value-type="string">
            <text:p><text:s text:c="3"/>1.6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820">
            <text:p>20200108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821">
            <text:p>20200108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822">
            <text:p>2020010822</text:p>
          </table:table-cell>
          <table:table-cell office:value-type="string">
            <text:p><text:s text:c="4"/>3</text:p>
          </table:table-cell>
          <table:table-cell office:value-type="string">
            <text:p><text:s text:c="3"/>0.3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823">
            <text:p>2020010823</text:p>
          </table:table-cell>
          <table:table-cell office:value-type="string">
            <text:p><text:s text:c="4"/>3</text:p>
          </table:table-cell>
          <table:table-cell office:value-type="string">
            <text:p><text:s text:c="3"/>1.4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900">
            <text:p>2020010900</text:p>
          </table:table-cell>
          <table:table-cell office:value-type="string">
            <text:p><text:s text:c="4"/>3</text:p>
          </table:table-cell>
          <table:table-cell office:value-type="string">
            <text:p><text:s text:c="3"/>1.4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901">
            <text:p>2020010901</text:p>
          </table:table-cell>
          <table:table-cell office:value-type="string">
            <text:p><text:s text:c="4"/>3</text:p>
          </table:table-cell>
          <table:table-cell office:value-type="string">
            <text:p><text:s text:c="3"/>1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902">
            <text:p>20200109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903">
            <text:p>20200109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904">
            <text:p>2020010904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905">
            <text:p>2020010905</text:p>
          </table:table-cell>
          <table:table-cell office:value-type="string">
            <text:p><text:s text:c="4"/>3</text:p>
          </table:table-cell>
          <table:table-cell office:value-type="string">
            <text:p><text:s text:c="3"/>0.4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906">
            <text:p>2020010906</text:p>
          </table:table-cell>
          <table:table-cell office:value-type="string">
            <text:p><text:s text:c="4"/>3</text:p>
          </table:table-cell>
          <table:table-cell office:value-type="string">
            <text:p><text:s text:c="3"/>0.2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907">
            <text:p>2020010907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908">
            <text:p>2020010908</text:p>
          </table:table-cell>
          <table:table-cell office:value-type="string">
            <text:p><text:s text:c="4"/>3</text:p>
          </table:table-cell>
          <table:table-cell office:value-type="string">
            <text:p><text:s text:c="3"/>0.4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909">
            <text:p>20200109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910">
            <text:p>20200109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911">
            <text:p>20200109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912">
            <text:p>20200109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913">
            <text:p>2020010913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914">
            <text:p>2020010914</text:p>
          </table:table-cell>
          <table:table-cell office:value-type="string">
            <text:p><text:s text:c="4"/>3</text:p>
          </table:table-cell>
          <table:table-cell office:value-type="string">
            <text:p><text:s text:c="3"/>0.8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915">
            <text:p>20200109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916">
            <text:p>20200109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917">
            <text:p>20200109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918">
            <text:p>20200109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919">
            <text:p>20200109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920">
            <text:p>20200109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921">
            <text:p>20200109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922">
            <text:p>2020010922</text:p>
          </table:table-cell>
          <table:table-cell office:value-type="string">
            <text:p><text:s text:c="4"/>3</text:p>
          </table:table-cell>
          <table:table-cell office:value-type="string">
            <text:p><text:s text:c="3"/>1.8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0923">
            <text:p>2020010923</text:p>
          </table:table-cell>
          <table:table-cell office:value-type="string">
            <text:p><text:s text:c="4"/>3</text:p>
          </table:table-cell>
          <table:table-cell office:value-type="string">
            <text:p><text:s text:c="3"/>0.9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000">
            <text:p>2020011000</text:p>
          </table:table-cell>
          <table:table-cell office:value-type="string">
            <text:p><text:s text:c="4"/>3</text:p>
          </table:table-cell>
          <table:table-cell office:value-type="string">
            <text:p><text:s text:c="3"/>2.3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001">
            <text:p>2020011001</text:p>
          </table:table-cell>
          <table:table-cell office:value-type="string">
            <text:p><text:s text:c="4"/>3</text:p>
          </table:table-cell>
          <table:table-cell office:value-type="string">
            <text:p><text:s text:c="3"/>0.7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002">
            <text:p>2020011002</text:p>
          </table:table-cell>
          <table:table-cell office:value-type="string">
            <text:p><text:s text:c="4"/>3</text:p>
          </table:table-cell>
          <table:table-cell office:value-type="string">
            <text:p><text:s text:c="3"/>0.8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003">
            <text:p>2020011003</text:p>
          </table:table-cell>
          <table:table-cell office:value-type="string">
            <text:p><text:s text:c="4"/>3</text:p>
          </table:table-cell>
          <table:table-cell office:value-type="string">
            <text:p><text:s text:c="3"/>0.7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004">
            <text:p>2020011004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005">
            <text:p>20200110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006">
            <text:p>20200110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007">
            <text:p>2020011007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008">
            <text:p>2020011008</text:p>
          </table:table-cell>
          <table:table-cell office:value-type="string">
            <text:p><text:s text:c="4"/>3</text:p>
          </table:table-cell>
          <table:table-cell office:value-type="string">
            <text:p><text:s text:c="3"/>0.2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009">
            <text:p>2020011009</text:p>
          </table:table-cell>
          <table:table-cell office:value-type="string">
            <text:p><text:s text:c="4"/>3</text:p>
          </table:table-cell>
          <table:table-cell office:value-type="string">
            <text:p><text:s text:c="3"/>1.2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010">
            <text:p>2020011010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011">
            <text:p>2020011011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012">
            <text:p>20200110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013">
            <text:p>2020011013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014">
            <text:p>20200110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015">
            <text:p>20200110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016">
            <text:p>20200110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017">
            <text:p>20200110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018">
            <text:p>20200110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019">
            <text:p>20200110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020">
            <text:p>20200110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021">
            <text:p>20200110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022">
            <text:p>20200110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023">
            <text:p>20200110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100">
            <text:p>20200111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101">
            <text:p>20200111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102">
            <text:p>20200111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103">
            <text:p>20200111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104">
            <text:p>20200111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105">
            <text:p>20200111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106">
            <text:p>20200111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107">
            <text:p>20200111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108">
            <text:p>20200111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109">
            <text:p>20200111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110">
            <text:p>20200111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111">
            <text:p>20200111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112">
            <text:p>20200111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113">
            <text:p>20200111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114">
            <text:p>20200111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115">
            <text:p>20200111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116">
            <text:p>20200111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117">
            <text:p>20200111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118">
            <text:p>20200111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119">
            <text:p>20200111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120">
            <text:p>20200111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121">
            <text:p>20200111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122">
            <text:p>20200111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123">
            <text:p>20200111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200">
            <text:p>20200112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201">
            <text:p>20200112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202">
            <text:p>20200112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203">
            <text:p>20200112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204">
            <text:p>20200112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205">
            <text:p>20200112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206">
            <text:p>20200112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207">
            <text:p>20200112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208">
            <text:p>20200112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209">
            <text:p>20200112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210">
            <text:p>20200112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211">
            <text:p>20200112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212">
            <text:p>20200112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213">
            <text:p>2020011213</text:p>
          </table:table-cell>
          <table:table-cell office:value-type="string">
            <text:p><text:s text:c="4"/>3</text:p>
          </table:table-cell>
          <table:table-cell office:value-type="string">
            <text:p><text:s text:c="3"/>0.2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214">
            <text:p>2020011214</text:p>
          </table:table-cell>
          <table:table-cell office:value-type="string">
            <text:p><text:s text:c="4"/>3</text:p>
          </table:table-cell>
          <table:table-cell office:value-type="string">
            <text:p><text:s text:c="3"/>1.3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215">
            <text:p>2020011215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216">
            <text:p>20200112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217">
            <text:p>20200112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218">
            <text:p>20200112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219">
            <text:p>2020011219</text:p>
          </table:table-cell>
          <table:table-cell office:value-type="string">
            <text:p><text:s text:c="4"/>3</text:p>
          </table:table-cell>
          <table:table-cell office:value-type="string">
            <text:p><text:s text:c="3"/>0.7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220">
            <text:p>20200112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221">
            <text:p>20200112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222">
            <text:p>2020011222</text:p>
          </table:table-cell>
          <table:table-cell office:value-type="string">
            <text:p><text:s text:c="4"/>3</text:p>
          </table:table-cell>
          <table:table-cell office:value-type="string">
            <text:p><text:s text:c="3"/>0.7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223">
            <text:p>20200112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300">
            <text:p>20200113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301">
            <text:p>20200113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302">
            <text:p>20200113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303">
            <text:p>20200113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304">
            <text:p>20200113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305">
            <text:p>2020011305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306">
            <text:p>20200113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307">
            <text:p>20200113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308">
            <text:p>20200113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309">
            <text:p>20200113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310">
            <text:p>20200113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311">
            <text:p>20200113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312">
            <text:p>20200113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313">
            <text:p>20200113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314">
            <text:p>20200113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315">
            <text:p>20200113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316">
            <text:p>20200113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317">
            <text:p>20200113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318">
            <text:p>20200113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319">
            <text:p>20200113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320">
            <text:p>20200113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321">
            <text:p>20200113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322">
            <text:p>20200113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323">
            <text:p>20200113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400">
            <text:p>20200114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401">
            <text:p>20200114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402">
            <text:p>20200114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403">
            <text:p>20200114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404">
            <text:p>20200114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405">
            <text:p>2020011405</text:p>
          </table:table-cell>
          <table:table-cell office:value-type="string">
            <text:p><text:s text:c="4"/>3</text:p>
          </table:table-cell>
          <table:table-cell office:value-type="string">
            <text:p><text:s text:c="3"/>0.2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406">
            <text:p>2020011406</text:p>
          </table:table-cell>
          <table:table-cell office:value-type="string">
            <text:p><text:s text:c="4"/>3</text:p>
          </table:table-cell>
          <table:table-cell office:value-type="string">
            <text:p><text:s text:c="3"/>0.3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407">
            <text:p>2020011407</text:p>
          </table:table-cell>
          <table:table-cell office:value-type="string">
            <text:p><text:s text:c="4"/>3</text:p>
          </table:table-cell>
          <table:table-cell office:value-type="string">
            <text:p><text:s text:c="3"/>0.3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408">
            <text:p>2020011408</text:p>
          </table:table-cell>
          <table:table-cell office:value-type="string">
            <text:p><text:s text:c="4"/>3</text:p>
          </table:table-cell>
          <table:table-cell office:value-type="string">
            <text:p><text:s text:c="3"/>0.5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409">
            <text:p>2020011409</text:p>
          </table:table-cell>
          <table:table-cell office:value-type="string">
            <text:p><text:s text:c="4"/>3</text:p>
          </table:table-cell>
          <table:table-cell office:value-type="string">
            <text:p><text:s text:c="3"/>0.4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410">
            <text:p>20200114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411">
            <text:p>2020011411</text:p>
          </table:table-cell>
          <table:table-cell office:value-type="string">
            <text:p><text:s text:c="4"/>3</text:p>
          </table:table-cell>
          <table:table-cell office:value-type="string">
            <text:p><text:s text:c="3"/>0.2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412">
            <text:p>2020011412</text:p>
          </table:table-cell>
          <table:table-cell office:value-type="string">
            <text:p><text:s text:c="4"/>3</text:p>
          </table:table-cell>
          <table:table-cell office:value-type="string">
            <text:p><text:s text:c="3"/>0.8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413">
            <text:p>2020011413</text:p>
          </table:table-cell>
          <table:table-cell office:value-type="string">
            <text:p><text:s text:c="4"/>3</text:p>
          </table:table-cell>
          <table:table-cell office:value-type="string">
            <text:p><text:s text:c="3"/>0.4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414">
            <text:p>20200114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415">
            <text:p>20200114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416">
            <text:p>20200114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417">
            <text:p>2020011417</text:p>
          </table:table-cell>
          <table:table-cell office:value-type="string">
            <text:p><text:s text:c="4"/>3</text:p>
          </table:table-cell>
          <table:table-cell office:value-type="string">
            <text:p><text:s text:c="3"/>0.2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418">
            <text:p>20200114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419">
            <text:p>20200114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420">
            <text:p>20200114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421">
            <text:p>20200114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422">
            <text:p>20200114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423">
            <text:p>20200114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500">
            <text:p>20200115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501">
            <text:p>20200115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502">
            <text:p>20200115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503">
            <text:p>20200115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504">
            <text:p>20200115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505">
            <text:p>20200115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506">
            <text:p>20200115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507">
            <text:p>20200115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508">
            <text:p>20200115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509">
            <text:p>20200115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510">
            <text:p>20200115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511">
            <text:p>20200115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512">
            <text:p>20200115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513">
            <text:p>20200115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514">
            <text:p>20200115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515">
            <text:p>2020011515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516">
            <text:p>20200115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517">
            <text:p>2020011517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518">
            <text:p>2020011518</text:p>
          </table:table-cell>
          <table:table-cell office:value-type="string">
            <text:p><text:s text:c="4"/>3</text:p>
          </table:table-cell>
          <table:table-cell office:value-type="string">
            <text:p><text:s text:c="3"/>1.9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519">
            <text:p>2020011519</text:p>
          </table:table-cell>
          <table:table-cell office:value-type="string">
            <text:p><text:s text:c="4"/>3</text:p>
          </table:table-cell>
          <table:table-cell office:value-type="string">
            <text:p><text:s text:c="3"/>0.4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520">
            <text:p>20200115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521">
            <text:p>20200115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522">
            <text:p>20200115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523">
            <text:p>20200115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600">
            <text:p>20200116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601">
            <text:p>20200116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602">
            <text:p>20200116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603">
            <text:p>20200116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604">
            <text:p>20200116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605">
            <text:p>20200116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606">
            <text:p>20200116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607">
            <text:p>20200116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608">
            <text:p>20200116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609">
            <text:p>20200116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610">
            <text:p>20200116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611">
            <text:p>20200116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612">
            <text:p>20200116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613">
            <text:p>20200116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614">
            <text:p>20200116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615">
            <text:p>20200116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616">
            <text:p>20200116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617">
            <text:p>20200116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618">
            <text:p>20200116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619">
            <text:p>20200116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620">
            <text:p>20200116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621">
            <text:p>20200116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622">
            <text:p>20200116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623">
            <text:p>20200116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700">
            <text:p>20200117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701">
            <text:p>20200117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702">
            <text:p>20200117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703">
            <text:p>20200117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704">
            <text:p>20200117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705">
            <text:p>20200117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706">
            <text:p>20200117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707">
            <text:p>20200117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708">
            <text:p>20200117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709">
            <text:p>20200117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710">
            <text:p>20200117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711">
            <text:p>20200117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712">
            <text:p>20200117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713">
            <text:p>2020011713</text:p>
          </table:table-cell>
          <table:table-cell office:value-type="string">
            <text:p><text:s text:c="4"/>3</text:p>
          </table:table-cell>
          <table:table-cell office:value-type="string">
            <text:p><text:s text:c="3"/>0.2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714">
            <text:p>2020011714</text:p>
          </table:table-cell>
          <table:table-cell office:value-type="string">
            <text:p><text:s text:c="4"/>3</text:p>
          </table:table-cell>
          <table:table-cell office:value-type="string">
            <text:p><text:s text:c="3"/>1.4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715">
            <text:p>2020011715</text:p>
          </table:table-cell>
          <table:table-cell office:value-type="string">
            <text:p><text:s text:c="4"/>3</text:p>
          </table:table-cell>
          <table:table-cell office:value-type="string">
            <text:p><text:s text:c="3"/>0.9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716">
            <text:p>2020011716</text:p>
          </table:table-cell>
          <table:table-cell office:value-type="string">
            <text:p><text:s text:c="4"/>3</text:p>
          </table:table-cell>
          <table:table-cell office:value-type="string">
            <text:p><text:s text:c="3"/>0.2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717">
            <text:p>20200117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718">
            <text:p>20200117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719">
            <text:p>20200117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720">
            <text:p>20200117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721">
            <text:p>20200117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722">
            <text:p>20200117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723">
            <text:p>20200117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800">
            <text:p>20200118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801">
            <text:p>20200118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802">
            <text:p>20200118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803">
            <text:p>20200118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804">
            <text:p>20200118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805">
            <text:p>20200118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806">
            <text:p>20200118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807">
            <text:p>20200118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808">
            <text:p>20200118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809">
            <text:p>20200118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810">
            <text:p>20200118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811">
            <text:p>20200118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812">
            <text:p>2020011812</text:p>
          </table:table-cell>
          <table:table-cell office:value-type="string">
            <text:p><text:s text:c="4"/>3</text:p>
          </table:table-cell>
          <table:table-cell office:value-type="string">
            <text:p><text:s text:c="3"/>1.3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813">
            <text:p>20200118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814">
            <text:p>20200118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815">
            <text:p>20200118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816">
            <text:p>20200118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817">
            <text:p>20200118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818">
            <text:p>20200118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819">
            <text:p>20200118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8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820">
            <text:p>2020011820</text:p>
          </table:table-cell>
          <table:table-cell office:value-type="string">
            <text:p><text:s text:c="4"/>3</text:p>
          </table:table-cell>
          <table:table-cell office:value-type="string">
            <text:p><text:s text:c="3"/>0.3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821">
            <text:p>2020011821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822">
            <text:p>2020011822</text:p>
          </table:table-cell>
          <table:table-cell office:value-type="string">
            <text:p><text:s text:c="4"/>3</text:p>
          </table:table-cell>
          <table:table-cell office:value-type="string">
            <text:p><text:s text:c="3"/>0.7</text:p>
          </table:table-cell>
          <table:table-cell office:value-type="string">
            <text:p><text:s text:c="3"/>1</text:p>
          </table:table-cell>
          <table:table-cell office:value-type="string">
            <text:p><text:s text:c="3"/>8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823">
            <text:p>2020011823</text:p>
          </table:table-cell>
          <table:table-cell office:value-type="string">
            <text:p><text:s text:c="4"/>3</text:p>
          </table:table-cell>
          <table:table-cell office:value-type="string">
            <text:p><text:s text:c="3"/>0.3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900">
            <text:p>20200119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901">
            <text:p>20200119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902">
            <text:p>20200119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903">
            <text:p>20200119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904">
            <text:p>20200119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905">
            <text:p>20200119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906">
            <text:p>20200119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907">
            <text:p>2020011907</text:p>
          </table:table-cell>
          <table:table-cell office:value-type="string">
            <text:p><text:s text:c="4"/>3</text:p>
          </table:table-cell>
          <table:table-cell office:value-type="string">
            <text:p><text:s text:c="3"/>0.5</text:p>
          </table:table-cell>
          <table:table-cell office:value-type="string">
            <text:p><text:s text:c="3"/>1</text:p>
          </table:table-cell>
          <table:table-cell office:value-type="string">
            <text:p><text:s text:c="3"/>8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908">
            <text:p>20200119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909">
            <text:p>20200119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910">
            <text:p>20200119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911">
            <text:p>20200119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912">
            <text:p>20200119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913">
            <text:p>20200119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914">
            <text:p>20200119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915">
            <text:p>2020011915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916">
            <text:p>20200119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917">
            <text:p>20200119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918">
            <text:p>20200119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919">
            <text:p>20200119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920">
            <text:p>20200119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921">
            <text:p>20200119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922">
            <text:p>20200119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1923">
            <text:p>20200119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000">
            <text:p>20200120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001">
            <text:p>20200120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002">
            <text:p>20200120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003">
            <text:p>20200120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004">
            <text:p>20200120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005">
            <text:p>20200120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006">
            <text:p>20200120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007">
            <text:p>20200120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008">
            <text:p>20200120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009">
            <text:p>20200120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010">
            <text:p>20200120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011">
            <text:p>20200120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012">
            <text:p>20200120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013">
            <text:p>20200120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014">
            <text:p>20200120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015">
            <text:p>20200120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016">
            <text:p>20200120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017">
            <text:p>20200120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018">
            <text:p>20200120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019">
            <text:p>20200120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020">
            <text:p>20200120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021">
            <text:p>20200120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022">
            <text:p>20200120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023">
            <text:p>20200120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100">
            <text:p>20200121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101">
            <text:p>20200121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102">
            <text:p>20200121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103">
            <text:p>20200121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104">
            <text:p>20200121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105">
            <text:p>20200121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106">
            <text:p>20200121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107">
            <text:p>20200121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108">
            <text:p>20200121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109">
            <text:p>20200121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110">
            <text:p>20200121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111">
            <text:p>20200121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112">
            <text:p>20200121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113">
            <text:p>20200121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114">
            <text:p>20200121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115">
            <text:p>20200121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116">
            <text:p>20200121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117">
            <text:p>20200121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118">
            <text:p>20200121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119">
            <text:p>20200121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120">
            <text:p>20200121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121">
            <text:p>20200121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122">
            <text:p>20200121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123">
            <text:p>20200121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200">
            <text:p>20200122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201">
            <text:p>20200122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202">
            <text:p>20200122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203">
            <text:p>20200122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204">
            <text:p>20200122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205">
            <text:p>20200122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206">
            <text:p>20200122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207">
            <text:p>20200122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208">
            <text:p>20200122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209">
            <text:p>20200122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210">
            <text:p>20200122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211">
            <text:p>20200122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212">
            <text:p>20200122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213">
            <text:p>20200122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214">
            <text:p>20200122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215">
            <text:p>20200122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216">
            <text:p>20200122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217">
            <text:p>20200122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218">
            <text:p>20200122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219">
            <text:p>20200122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220">
            <text:p>20200122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221">
            <text:p>20200122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222">
            <text:p>20200122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223">
            <text:p>20200122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300">
            <text:p>20200123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301">
            <text:p>20200123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302">
            <text:p>20200123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303">
            <text:p>20200123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304">
            <text:p>20200123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305">
            <text:p>20200123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306">
            <text:p>20200123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307">
            <text:p>20200123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308">
            <text:p>20200123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309">
            <text:p>20200123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310">
            <text:p>20200123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311">
            <text:p>20200123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312">
            <text:p>20200123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313">
            <text:p>20200123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314">
            <text:p>20200123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315">
            <text:p>20200123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316">
            <text:p>20200123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317">
            <text:p>20200123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318">
            <text:p>20200123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319">
            <text:p>20200123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320">
            <text:p>20200123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321">
            <text:p>20200123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322">
            <text:p>20200123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323">
            <text:p>20200123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400">
            <text:p>20200124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401">
            <text:p>20200124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402">
            <text:p>20200124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403">
            <text:p>20200124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404">
            <text:p>20200124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405">
            <text:p>20200124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406">
            <text:p>20200124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407">
            <text:p>20200124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408">
            <text:p>20200124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409">
            <text:p>20200124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410">
            <text:p>20200124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411">
            <text:p>20200124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412">
            <text:p>20200124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413">
            <text:p>20200124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414">
            <text:p>20200124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415">
            <text:p>20200124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416">
            <text:p>20200124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417">
            <text:p>20200124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418">
            <text:p>20200124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419">
            <text:p>20200124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420">
            <text:p>20200124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421">
            <text:p>20200124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422">
            <text:p>20200124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423">
            <text:p>20200124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500">
            <text:p>20200125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501">
            <text:p>20200125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502">
            <text:p>20200125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503">
            <text:p>20200125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504">
            <text:p>20200125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505">
            <text:p>20200125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506">
            <text:p>20200125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507">
            <text:p>20200125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508">
            <text:p>20200125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509">
            <text:p>20200125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510">
            <text:p>20200125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511">
            <text:p>20200125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512">
            <text:p>20200125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513">
            <text:p>20200125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514">
            <text:p>20200125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515">
            <text:p>20200125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516">
            <text:p>20200125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517">
            <text:p>20200125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518">
            <text:p>20200125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519">
            <text:p>20200125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520">
            <text:p>20200125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521">
            <text:p>20200125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522">
            <text:p>20200125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523">
            <text:p>20200125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600">
            <text:p>20200126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601">
            <text:p>20200126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602">
            <text:p>20200126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603">
            <text:p>20200126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604">
            <text:p>20200126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605">
            <text:p>20200126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606">
            <text:p>20200126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607">
            <text:p>20200126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608">
            <text:p>20200126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609">
            <text:p>20200126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610">
            <text:p>20200126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611">
            <text:p>20200126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612">
            <text:p>20200126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613">
            <text:p>20200126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614">
            <text:p>20200126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615">
            <text:p>20200126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616">
            <text:p>20200126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617">
            <text:p>20200126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618">
            <text:p>20200126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619">
            <text:p>20200126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620">
            <text:p>20200126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621">
            <text:p>20200126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622">
            <text:p>20200126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623">
            <text:p>20200126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700">
            <text:p>20200127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701">
            <text:p>20200127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702">
            <text:p>20200127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703">
            <text:p>2020012703</text:p>
          </table:table-cell>
          <table:table-cell office:value-type="string">
            <text:p><text:s text:c="4"/>3</text:p>
          </table:table-cell>
          <table:table-cell office:value-type="string">
            <text:p><text:s text:c="3"/>0.4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704">
            <text:p>2020012704</text:p>
          </table:table-cell>
          <table:table-cell office:value-type="string">
            <text:p><text:s text:c="4"/>3</text:p>
          </table:table-cell>
          <table:table-cell office:value-type="string">
            <text:p><text:s text:c="3"/>0.2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705">
            <text:p>2020012705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706">
            <text:p>2020012706</text:p>
          </table:table-cell>
          <table:table-cell office:value-type="string">
            <text:p><text:s text:c="4"/>3</text:p>
          </table:table-cell>
          <table:table-cell office:value-type="string">
            <text:p><text:s text:c="3"/>1.1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707">
            <text:p>2020012707</text:p>
          </table:table-cell>
          <table:table-cell office:value-type="string">
            <text:p><text:s text:c="4"/>3</text:p>
          </table:table-cell>
          <table:table-cell office:value-type="string">
            <text:p><text:s text:c="3"/>0.3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708">
            <text:p>20200127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709">
            <text:p>2020012709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710">
            <text:p>2020012710</text:p>
          </table:table-cell>
          <table:table-cell office:value-type="string">
            <text:p><text:s text:c="4"/>3</text:p>
          </table:table-cell>
          <table:table-cell office:value-type="string">
            <text:p><text:s text:c="3"/>0.6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711">
            <text:p>20200127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712">
            <text:p>2020012712</text:p>
          </table:table-cell>
          <table:table-cell office:value-type="string">
            <text:p><text:s text:c="4"/>3</text:p>
          </table:table-cell>
          <table:table-cell office:value-type="string">
            <text:p><text:s text:c="3"/>0.3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713">
            <text:p>2020012713</text:p>
          </table:table-cell>
          <table:table-cell office:value-type="string">
            <text:p><text:s text:c="4"/>3</text:p>
          </table:table-cell>
          <table:table-cell office:value-type="string">
            <text:p><text:s text:c="3"/>0.5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714">
            <text:p>2020012714</text:p>
          </table:table-cell>
          <table:table-cell office:value-type="string">
            <text:p><text:s text:c="4"/>3</text:p>
          </table:table-cell>
          <table:table-cell office:value-type="string">
            <text:p><text:s text:c="3"/>0.2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715">
            <text:p>20200127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716">
            <text:p>20200127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717">
            <text:p>20200127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718">
            <text:p>20200127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719">
            <text:p>20200127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720">
            <text:p>20200127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721">
            <text:p>20200127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722">
            <text:p>2020012722</text:p>
          </table:table-cell>
          <table:table-cell office:value-type="string">
            <text:p><text:s text:c="4"/>3</text:p>
          </table:table-cell>
          <table:table-cell office:value-type="string">
            <text:p><text:s text:c="3"/>1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723">
            <text:p>2020012723</text:p>
          </table:table-cell>
          <table:table-cell office:value-type="string">
            <text:p><text:s text:c="4"/>3</text:p>
          </table:table-cell>
          <table:table-cell office:value-type="string">
            <text:p><text:s text:c="3"/>0.8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800">
            <text:p>2020012800</text:p>
          </table:table-cell>
          <table:table-cell office:value-type="string">
            <text:p><text:s text:c="4"/>3</text:p>
          </table:table-cell>
          <table:table-cell office:value-type="string">
            <text:p><text:s text:c="3"/>1.2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801">
            <text:p>2020012801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802">
            <text:p>2020012802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803">
            <text:p>2020012803</text:p>
          </table:table-cell>
          <table:table-cell office:value-type="string">
            <text:p><text:s text:c="4"/>3</text:p>
          </table:table-cell>
          <table:table-cell office:value-type="string">
            <text:p><text:s text:c="3"/>0.3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804">
            <text:p>2020012804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805">
            <text:p>2020012805</text:p>
          </table:table-cell>
          <table:table-cell office:value-type="string">
            <text:p><text:s text:c="4"/>3</text:p>
          </table:table-cell>
          <table:table-cell office:value-type="string">
            <text:p><text:s text:c="3"/>0.3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806">
            <text:p>20200128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807">
            <text:p>2020012807</text:p>
          </table:table-cell>
          <table:table-cell office:value-type="string">
            <text:p><text:s text:c="4"/>3</text:p>
          </table:table-cell>
          <table:table-cell office:value-type="string">
            <text:p><text:s text:c="3"/>2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808">
            <text:p>2020012808</text:p>
          </table:table-cell>
          <table:table-cell office:value-type="string">
            <text:p><text:s text:c="4"/>3</text:p>
          </table:table-cell>
          <table:table-cell office:value-type="string">
            <text:p><text:s text:c="3"/>1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809">
            <text:p>20200128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810">
            <text:p>20200128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811">
            <text:p>20200128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812">
            <text:p>20200128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813">
            <text:p>2020012813</text:p>
          </table:table-cell>
          <table:table-cell office:value-type="string">
            <text:p><text:s text:c="4"/>3</text:p>
          </table:table-cell>
          <table:table-cell office:value-type="string">
            <text:p><text:s text:c="3"/>0.3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814">
            <text:p>2020012814</text:p>
          </table:table-cell>
          <table:table-cell office:value-type="string">
            <text:p><text:s text:c="4"/>3</text:p>
          </table:table-cell>
          <table:table-cell office:value-type="string">
            <text:p><text:s text:c="3"/>0.7</text:p>
          </table:table-cell>
          <table:table-cell office:value-type="string">
            <text:p><text:s text:c="3"/>1</text:p>
          </table:table-cell>
          <table:table-cell office:value-type="string">
            <text:p><text:s text:c="3"/>8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815">
            <text:p>20200128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816">
            <text:p>2020012816</text:p>
          </table:table-cell>
          <table:table-cell office:value-type="string">
            <text:p><text:s text:c="4"/>3</text:p>
          </table:table-cell>
          <table:table-cell office:value-type="string">
            <text:p><text:s text:c="3"/>0.5</text:p>
          </table:table-cell>
          <table:table-cell office:value-type="string">
            <text:p><text:s text:c="3"/>1</text:p>
          </table:table-cell>
          <table:table-cell office:value-type="string">
            <text:p><text:s text:c="3"/>8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817">
            <text:p>20200128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818">
            <text:p>20200128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819">
            <text:p>20200128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820">
            <text:p>20200128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821">
            <text:p>20200128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822">
            <text:p>20200128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823">
            <text:p>20200128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900">
            <text:p>20200129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901">
            <text:p>20200129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902">
            <text:p>20200129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903">
            <text:p>20200129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904">
            <text:p>20200129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905">
            <text:p>20200129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906">
            <text:p>20200129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907">
            <text:p>20200129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908">
            <text:p>20200129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909">
            <text:p>2020012909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910">
            <text:p>2020012910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911">
            <text:p>20200129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912">
            <text:p>20200129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913">
            <text:p>20200129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914">
            <text:p>2020012914</text:p>
          </table:table-cell>
          <table:table-cell office:value-type="string">
            <text:p><text:s text:c="4"/>3</text:p>
          </table:table-cell>
          <table:table-cell office:value-type="string">
            <text:p><text:s text:c="3"/>1.3</text:p>
          </table:table-cell>
          <table:table-cell office:value-type="string">
            <text:p><text:s text:c="3"/>1</text:p>
          </table:table-cell>
          <table:table-cell office:value-type="string">
            <text:p><text:s text:c="3"/>8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915">
            <text:p>20200129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916">
            <text:p>20200129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917">
            <text:p>20200129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918">
            <text:p>20200129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919">
            <text:p>20200129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920">
            <text:p>20200129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921">
            <text:p>20200129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922">
            <text:p>20200129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2923">
            <text:p>20200129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000">
            <text:p>202001300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001">
            <text:p>202001300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002">
            <text:p>202001300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003">
            <text:p>202001300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004">
            <text:p>20200130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005">
            <text:p>20200130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006">
            <text:p>20200130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007">
            <text:p>20200130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008">
            <text:p>20200130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009">
            <text:p>20200130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010">
            <text:p>20200130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011">
            <text:p>20200130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012">
            <text:p>20200130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013">
            <text:p>20200130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014">
            <text:p>20200130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015">
            <text:p>20200130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016">
            <text:p>20200130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017">
            <text:p>2020013017</text:p>
          </table:table-cell>
          <table:table-cell office:value-type="string">
            <text:p><text:s text:c="4"/>3</text:p>
          </table:table-cell>
          <table:table-cell office:value-type="string">
            <text:p><text:s text:c="3"/>0.4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018">
            <text:p>2020013018</text:p>
          </table:table-cell>
          <table:table-cell office:value-type="string">
            <text:p><text:s text:c="4"/>3</text:p>
          </table:table-cell>
          <table:table-cell office:value-type="string">
            <text:p><text:s text:c="3"/>0.4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019">
            <text:p>2020013019</text:p>
          </table:table-cell>
          <table:table-cell office:value-type="string">
            <text:p><text:s text:c="4"/>3</text:p>
          </table:table-cell>
          <table:table-cell office:value-type="string">
            <text:p><text:s text:c="3"/>1.6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020">
            <text:p>2020013020</text:p>
          </table:table-cell>
          <table:table-cell office:value-type="string">
            <text:p><text:s text:c="4"/>3</text:p>
          </table:table-cell>
          <table:table-cell office:value-type="string">
            <text:p><text:s text:c="3"/>1.7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021">
            <text:p>2020013021</text:p>
          </table:table-cell>
          <table:table-cell office:value-type="string">
            <text:p><text:s text:c="4"/>3</text:p>
          </table:table-cell>
          <table:table-cell office:value-type="string">
            <text:p><text:s text:c="3"/>0.7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022">
            <text:p>2020013022</text:p>
          </table:table-cell>
          <table:table-cell office:value-type="string">
            <text:p><text:s text:c="4"/>3</text:p>
          </table:table-cell>
          <table:table-cell office:value-type="string">
            <text:p><text:s text:c="3"/>0.3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023">
            <text:p>2020013023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100">
            <text:p>2020013100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101">
            <text:p>2020013101</text:p>
          </table:table-cell>
          <table:table-cell office:value-type="string">
            <text:p><text:s text:c="4"/>3</text:p>
          </table:table-cell>
          <table:table-cell office:value-type="string">
            <text:p><text:s text:c="3"/>0.7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102">
            <text:p>2020013102</text:p>
          </table:table-cell>
          <table:table-cell office:value-type="string">
            <text:p><text:s text:c="4"/>3</text:p>
          </table:table-cell>
          <table:table-cell office:value-type="string">
            <text:p><text:s text:c="3"/>0.4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103">
            <text:p>2020013103</text:p>
          </table:table-cell>
          <table:table-cell office:value-type="string">
            <text:p><text:s text:c="4"/>3</text:p>
          </table:table-cell>
          <table:table-cell office:value-type="string">
            <text:p><text:s text:c="3"/>0.1</text:p>
          </table:table-cell>
          <table:table-cell office:value-type="string">
            <text:p><text:s text:c="3"/>1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104">
            <text:p>202001310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1</text:p>
          </table:table-cell>
          <table:table-cell office:value-type="string">
            <text:p><text:s text:c="3"/>6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105">
            <text:p>202001310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106">
            <text:p>202001310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107">
            <text:p>202001310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108">
            <text:p>202001310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109">
            <text:p>202001310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110">
            <text:p>202001311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111">
            <text:p>202001311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112">
            <text:p>202001311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113">
            <text:p>202001311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114">
            <text:p>2020013114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115">
            <text:p>2020013115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116">
            <text:p>2020013116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117">
            <text:p>2020013117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118">
            <text:p>2020013118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119">
            <text:p>2020013119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120">
            <text:p>2020013120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121">
            <text:p>2020013121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office:value-type="string">
            <text:p><text:s text:c="3"/>0</text:p>
          </table:table-cell>
          <table:table-cell office:value-type="float" office:value="-999">
            <text:p>-999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122">
            <text:p>2020013122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  <table:table-row table:style-name="ro1">
          <table:table-cell office:value-type="string">
            <text:p><text:s text:c="7"/>1303</text:p>
          </table:table-cell>
          <table:table-cell office:value-type="float" office:value="2020013123">
            <text:p>2020013123</text:p>
          </table:table-cell>
          <table:table-cell office:value-type="string">
            <text:p><text:s text:c="4"/>3</text:p>
          </table:table-cell>
          <table:table-cell office:value-type="string">
            <text:p><text:s text:c="3"/>0.0</text:p>
          </table:table-cell>
          <table:table-cell table:number-columns-repeated="2" office:value-type="string">
            <text:p><text:s text:c="3"/>0</text:p>
          </table:table-cell>
          <table:table-cell office:value-type="string">
            <text:p>eor</text:p>
          </table:table-cell>
        </table:table-row>
      </table:table>
      <table:table table:name="Tabelle1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Tabe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8">18.05.2020</text:date>, <text:time>21:56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21:09:48.95</meta:creation-date>
    <dc:date>2020-05-18T21:56:31.02</dc:date>
    <meta:editing-duration>PT1M17S</meta:editing-duration>
    <meta:editing-cycles>2</meta:editing-cycles>
    <meta:generator>OpenOffice/4.1.6$Win32 OpenOffice.org_project/416m1$Build-9790</meta:generator>
    <meta:document-statistic meta:table-count="4" meta:cell-count="19159" meta:object-count="0"/>
  </office:meta>
</office:document-meta>
</file>